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6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start" fo:margin-left="0cm"/>
      <style:text-properties fo:color="#25396E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3"/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7" style:family="table-cell" style:parent-style-name="Default" style:data-style-name="N3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start" fo:margin-left="0cm"/>
      <style:text-properties fo:color="#25396E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#F0F0F0"/>
    </style:style>
    <style:style style:name="ce21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o1" style:family="table-column">
      <style:table-column-properties fo:break-before="auto" style:column-width="6.49816666666667cm"/>
    </style:style>
    <style:style style:name="co2" style:family="table-column">
      <style:table-column-properties fo:break-before="auto" style:column-width="0.8255cm"/>
    </style:style>
    <style:style style:name="co3" style:family="table-column">
      <style:table-column-properties fo:break-before="auto" style:column-width="3.25966666666667cm"/>
    </style:style>
    <style:style style:name="co4" style:family="table-column">
      <style:table-column-properties fo:break-before="auto" style:column-width="0.592666666666667cm"/>
    </style:style>
    <style:style style:name="co5" style:family="table-column">
      <style:table-column-properties fo:break-before="auto" style:column-width="2.0955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3.683cm"/>
    </style:style>
    <style:style style:name="co9" style:family="table-column">
      <style:table-column-properties fo:break-before="auto" style:column-width="3.8735cm"/>
    </style:style>
    <style:style style:name="co10" style:family="table-column">
      <style:table-column-properties fo:break-before="auto" style:column-width="3.4925cm"/>
    </style:style>
    <style:style style:name="co11" style:family="table-column">
      <style:table-column-properties fo:break-before="auto" style:column-width="4.3815cm"/>
    </style:style>
    <style:style style:name="co12" style:family="table-column">
      <style:table-column-properties fo:break-before="auto" style:column-width="2.94216666666667cm"/>
    </style:style>
    <style:style style:name="co13" style:family="table-column">
      <style:table-column-properties fo:break-before="auto" style:column-width="4.55083333333333cm"/>
    </style:style>
    <style:style style:name="co14" style:family="table-column">
      <style:table-column-properties fo:break-before="auto" style:column-width="2.07433333333333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29.25pt" style:use-optimal-row-height="false" fo:break-before="auto"/>
    </style:style>
    <style:style style:name="ro1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ntitativo_Fisico_Pessoal_S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7" table:default-cell-style-name="ce1"/>
        <table:table-row table:style-name="ro1">
          <table:table-cell table:number-columns-repeated="17" table:style-name="ce2"/>
          <table:table-cell table:number-columns-repeated="16367"/>
        </table:table-row>
        <table:table-row table:style-name="ro2">
          <table:table-cell table:number-columns-repeated="8" table:style-name="ce2"/>
          <table:table-cell table:number-columns-spanned="4" table:number-rows-spanned="1" table:style-name="ce12"/>
          <table:covered-table-cell table:number-columns-repeated="3"/>
          <table:table-cell table:number-columns-repeated="5" table:style-name="ce2"/>
          <table:table-cell table:number-columns-repeated="16367"/>
        </table:table-row>
        <table:table-row table:style-name="ro3">
          <table:table-cell table:number-columns-repeated="3" table:style-name="ce2"/>
          <table:table-cell office:value-type="string" table:number-columns-spanned="12" table:number-rows-spanned="1" table:style-name="ce13">
            <text:p>TABELA 1 - PODERES EXECUTIVO, LEGISLATIVO E JUDICIÁRIO - DPU - MPU - EMPRESAS ESTATAIS DEPENDENTES DA UNIÃO</text:p>
          </table:table-cell>
          <table:covered-table-cell table:number-columns-repeated="11"/>
          <table:table-cell table:number-columns-repeated="2" table:style-name="ce2"/>
          <table:table-cell table:number-columns-repeated="16367"/>
        </table:table-row>
        <table:table-row table:style-name="ro4">
          <table:table-cell table:number-columns-repeated="17" table:style-name="ce2"/>
          <table:table-cell table:number-columns-repeated="16367"/>
        </table:table-row>
        <table:table-row table:style-name="ro5">
          <table:table-cell office:value-type="string" table:number-columns-spanned="9" table:number-rows-spanned="1" table:style-name="ce14">
            <text:p>PODER/ÓRGÃO/UNIDADE: MINISTÉRIO PÚBLICO DA UNIÃO - MPU</text:p>
          </table:table-cell>
          <table:covered-table-cell table:number-columns-repeated="8"/>
          <table:table-cell table:number-columns-repeated="6" table:style-name="ce2"/>
          <table:table-cell office:value-type="date" office:date-value="2021-08-01T00:00:00" table:style-name="ce3">
            <text:p>ago/21</text:p>
          </table:table-cell>
          <table:table-cell table:number-columns-repeated="16368" table:style-name="ce1"/>
        </table:table-row>
        <table:table-row table:style-name="ro6">
          <table:table-cell office:value-type="string" table:number-columns-spanned="7" table:number-rows-spanned="2" table:style-name="ce15">
            <text:p>DADOS DO CARGO</text:p>
          </table:table-cell>
          <table:covered-table-cell table:number-columns-repeated="6"/>
          <table:table-cell office:value-type="string" table:number-columns-spanned="5" table:number-rows-spanned="1" table:style-name="ce15">
            <text:p>ATIVO</text:p>
          </table:table-cell>
          <table:covered-table-cell table:number-columns-repeated="4"/>
          <table:table-cell office:value-type="string" table:number-columns-spanned="3" table:number-rows-spanned="1" table:style-name="ce15">
            <text:p>INATIVOS</text:p>
          </table:table-cell>
          <table:covered-table-cell table:number-columns-repeated="2"/>
          <table:table-cell office:value-type="string" table:number-columns-spanned="1" table:number-rows-spanned="3" table:style-name="ce15">
            <text:p>BENEFICIÁRIO<text:s/></text:p>
            <text:p>DE PENSÃO</text:p>
          </table:table-cell>
          <table:table-cell table:style-name="ce2"/>
          <table:table-cell table:number-columns-repeated="16367"/>
        </table:table-row>
        <table:table-row table:style-name="ro5">
          <table:covered-table-cell/>
          <table:covered-table-cell table:number-columns-repeated="6"/>
          <table:table-cell office:value-type="string" table:number-columns-spanned="3" table:number-rows-spanned="1" table:style-name="ce15">
            <text:p>OCUPADOS</text:p>
          </table:table-cell>
          <table:covered-table-cell table:number-columns-repeated="2"/>
          <table:table-cell office:value-type="string" table:number-columns-spanned="1" table:number-rows-spanned="2" table:style-name="ce15">
            <text:p>VAGOS</text:p>
          </table:table-cell>
          <table:table-cell office:value-type="string" table:number-columns-spanned="1" table:number-rows-spanned="2" table:style-name="ce15">
            <text:p>TOTAL</text:p>
          </table:table-cell>
          <table:table-cell office:value-type="string" table:number-columns-spanned="1" table:number-rows-spanned="2" table:style-name="ce15">
            <text:p>APOSENTADORIA</text:p>
          </table:table-cell>
          <table:table-cell office:value-type="string" table:number-columns-spanned="1" table:number-rows-spanned="2" table:style-name="ce15">
            <text:p>INSTITUIDOR</text:p>
            <text:p>DE PENSÃO</text:p>
          </table:table-cell>
          <table:table-cell office:value-type="string" table:style-name="ce4">
            <text:p>TOTAL</text:p>
          </table:table-cell>
          <table:covered-table-cell/>
          <table:table-cell table:style-name="ce2"/>
          <table:table-cell table:number-columns-repeated="16367"/>
        </table:table-row>
        <table:table-row table:style-name="ro7">
          <table:table-cell office:value-type="string" table:number-columns-spanned="2" table:number-rows-spanned="1" table:style-name="ce15">
            <text:p>PLANO/</text:p>
            <text:p>CARREIRA</text:p>
            <text:p/>
          </table:table-cell>
          <table:covered-table-cell/>
          <table:table-cell office:value-type="string" table:number-columns-spanned="2" table:number-rows-spanned="1" table:style-name="ce15">
            <text:p>NÍVEL/</text:p>
            <text:p>ESCOLARIDADE</text:p>
          </table:table-cell>
          <table:covered-table-cell/>
          <table:table-cell office:value-type="string" table:number-columns-spanned="2" table:number-rows-spanned="1" table:style-name="ce15">
            <text:p>CLASSE</text:p>
            <text:p/>
            <text:p/>
          </table:table-cell>
          <table:covered-table-cell/>
          <table:table-cell office:value-type="string" table:style-name="ce4">
            <text:p>PADRÃO/</text:p>
            <text:p>NÍVEL/</text:p>
            <text:p>REFERÊNCIA</text:p>
          </table:table-cell>
          <table:table-cell office:value-type="string" table:style-name="ce4">
            <text:p>ESTÁVEIS</text:p>
          </table:table-cell>
          <table:table-cell office:value-type="string" table:style-name="ce4">
            <text:p>NÃO<text:s/></text:p>
            <text:p>ESTÁVEIS</text:p>
          </table:table-cell>
          <table:table-cell office:value-type="string" table:style-name="ce4">
            <text:p>SUBTOTAL</text:p>
          </table:table-cell>
          <table:covered-table-cell/>
          <table:covered-table-cell/>
          <table:covered-table-cell/>
          <table:covered-table-cell/>
          <table:table-cell table:style-name="ce4"/>
          <table:covered-table-cell/>
          <table:table-cell table:style-name="ce2"/>
          <table:table-cell table:number-columns-repeated="16367"/>
        </table:table-row>
        <table:table-row table:style-name="ro8">
          <table:table-cell office:value-type="string" table:number-columns-spanned="2" table:number-rows-spanned="14" table:style-name="ce16">
            <text:p>ANALISTA</text:p>
          </table:table-cell>
          <table:covered-table-cell/>
          <table:table-cell office:value-type="string" table:number-columns-spanned="2" table:number-rows-spanned="13" table:style-name="ce16">
            <text:p>SUPERIOR</text:p>
          </table:table-cell>
          <table:covered-table-cell/>
          <table:table-cell office:value-type="string" table:number-columns-spanned="2" table:number-rows-spanned="5" table:style-name="ce16">
            <text:p>C</text:p>
          </table:table-cell>
          <table:covered-table-cell/>
          <table:table-cell office:value-type="string" table:style-name="ce5">
            <text:p>13</text:p>
          </table:table-cell>
          <table:table-cell office:value-type="float" office:value="2425" table:style-name="ce6">
            <text:p>2425</text:p>
          </table:table-cell>
          <table:table-cell office:value-type="float" office:value="3" table:style-name="ce6">
            <text:p>3</text:p>
          </table:table-cell>
          <table:table-cell office:value-type="float" office:value="2428" table:style-name="ce7">
            <text:p>2.428</text:p>
          </table:table-cell>
          <table:table-cell office:value-type="float" office:value="2226" table:number-columns-spanned="1" table:number-rows-spanned="13" table:style-name="ce17">
            <text:p>2.226</text:p>
          </table:table-cell>
          <table:table-cell office:value-type="float" office:value="7128" table:number-columns-spanned="1" table:number-rows-spanned="13" table:style-name="ce18">
            <text:p>7.128</text:p>
          </table:table-cell>
          <table:table-cell office:value-type="float" office:value="354" table:style-name="ce6">
            <text:p>354</text:p>
          </table:table-cell>
          <table:table-cell office:value-type="float" office:value="52" table:style-name="ce6">
            <text:p>52</text:p>
          </table:table-cell>
          <table:table-cell office:value-type="float" office:value="406" table:style-name="ce7">
            <text:p>406</text:p>
          </table:table-cell>
          <table:table-cell office:value-type="float" office:value="63" table:formula="of:=['file:///C:/Users/User/Desktop/SUBPLAN/PORTAL%20DA%20TRANSPAR%CANCIA/PORTARIAS%20SOF/2021/Dezembro/1%20-%20MPF/anexo_I_servidores_2021_ods.ods'#Anexo_1_Tabela_1_Quantitativo_F.T10]+['file:///C:/Users/User/Desktop/SUBPLAN/PORTAL%20DA%20TRANSPAR%CANCIA/PORTARIAS%20SOF/2021/Dezembro/2%20-%20MPM/Anexo-I-tabela-1-Quantitativo_Fisico_Pessoal_Servidores-DAP.ods'#Quantitativo_Fisico_Pessoal.M7]+['file:///C:/Users/User/Desktop/SUBPLAN/PORTAL%20DA%20TRANSPAR%CANCIA/PORTARIAS%20SOF/2021/Dezembro/3%20-%20MPDFT/anexo_i_-_tabela_1.xls'#Quantitativo_Fisico_Pessoal_Ser.M9]+['file:///C:/Users/User/Desktop/SUBPLAN/PORTAL%20DA%20TRANSPAR%CANCIA/PORTARIAS%20SOF/2021/Dezembro/4%20-%20MPT/Anexo_1_Tabela_1_Quantitativo_Servidores_2021_12_MPT.ods'#Anexo_1_Tabela_1_Quantitativo_S.M11]+['file:///C:/Users/User/Desktop/SUBPLAN/PORTAL%20DA%20TRANSPAR%CANCIA/PORTARIAS%20SOF/2021/Dezembro/5%20-%20ESMPU/AnexoIServidoresESMPUDEZ2021.ods'#Quantitativo_Fisico_Pessoal_Ser.M9]" table:style-name="ce6">
            <text:p>63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145" table:style-name="ce6">
            <text:p>145</text:p>
          </table:table-cell>
          <table:table-cell office:value-type="float" office:value="0" table:style-name="ce6">
            <text:p>0</text:p>
          </table:table-cell>
          <table:table-cell office:value-type="float" office:value="145" table:style-name="ce7">
            <text:p>145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T11]+['file:///C:/Users/User/Desktop/SUBPLAN/PORTAL%20DA%20TRANSPAR%CANCIA/PORTARIAS%20SOF/2021/Dezembro/2%20-%20MPM/Anexo-I-tabela-1-Quantitativo_Fisico_Pessoal_Servidores-DAP.ods'#Quantitativo_Fisico_Pessoal.M8]+['file:///C:/Users/User/Desktop/SUBPLAN/PORTAL%20DA%20TRANSPAR%CANCIA/PORTARIAS%20SOF/2021/Dezembro/3%20-%20MPDFT/anexo_i_-_tabela_1.xls'#Quantitativo_Fisico_Pessoal_Ser.M10]+['file:///C:/Users/User/Desktop/SUBPLAN/PORTAL%20DA%20TRANSPAR%CANCIA/PORTARIAS%20SOF/2021/Dezembro/4%20-%20MPT/Anexo_1_Tabela_1_Quantitativo_Servidores_2021_12_MPT.ods'#Anexo_1_Tabela_1_Quantitativo_S.M12]+['file:///C:/Users/User/Desktop/SUBPLAN/PORTAL%20DA%20TRANSPAR%CANCIA/PORTARIAS%20SOF/2021/Dezembro/5%20-%20ESMPU/AnexoIServidoresESMPUDEZ2021.ods'#Quantitativo_Fisico_Pessoal_Ser.M10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146" table:style-name="ce6">
            <text:p>146</text:p>
          </table:table-cell>
          <table:table-cell office:value-type="float" office:value="1" table:style-name="ce6">
            <text:p>1</text:p>
          </table:table-cell>
          <table:table-cell office:value-type="float" office:value="147" table:style-name="ce7">
            <text:p>147</text:p>
          </table:table-cell>
          <table:covered-table-cell/>
          <table:covered-table-cell/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6" table:style-name="ce7">
            <text:p>6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T12]+['file:///C:/Users/User/Desktop/SUBPLAN/PORTAL%20DA%20TRANSPAR%CANCIA/PORTARIAS%20SOF/2021/Dezembro/2%20-%20MPM/Anexo-I-tabela-1-Quantitativo_Fisico_Pessoal_Servidores-DAP.ods'#Quantitativo_Fisico_Pessoal.M9]+['file:///C:/Users/User/Desktop/SUBPLAN/PORTAL%20DA%20TRANSPAR%CANCIA/PORTARIAS%20SOF/2021/Dezembro/3%20-%20MPDFT/anexo_i_-_tabela_1.xls'#Quantitativo_Fisico_Pessoal_Ser.M11]+['file:///C:/Users/User/Desktop/SUBPLAN/PORTAL%20DA%20TRANSPAR%CANCIA/PORTARIAS%20SOF/2021/Dezembro/4%20-%20MPT/Anexo_1_Tabela_1_Quantitativo_Servidores_2021_12_MPT.ods'#Anexo_1_Tabela_1_Quantitativo_S.M13]+['file:///C:/Users/User/Desktop/SUBPLAN/PORTAL%20DA%20TRANSPAR%CANCIA/PORTARIAS%20SOF/2021/Dezembro/5%20-%20ESMPU/AnexoIServidoresESMPUDEZ2021.ods'#Quantitativo_Fisico_Pessoal_Ser.M11]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" table:style-name="ce5">
            <text:p>10</text:p>
          </table:table-cell>
          <table:table-cell office:value-type="float" office:value="236" table:style-name="ce6">
            <text:p>236</text:p>
          </table:table-cell>
          <table:table-cell office:value-type="float" office:value="1" table:style-name="ce6">
            <text:p>1</text:p>
          </table:table-cell>
          <table:table-cell office:value-type="float" office:value="237" table:style-name="ce7">
            <text:p>237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T13]+['file:///C:/Users/User/Desktop/SUBPLAN/PORTAL%20DA%20TRANSPAR%CANCIA/PORTARIAS%20SOF/2021/Dezembro/2%20-%20MPM/Anexo-I-tabela-1-Quantitativo_Fisico_Pessoal_Servidores-DAP.ods'#Quantitativo_Fisico_Pessoal.M10]+['file:///C:/Users/User/Desktop/SUBPLAN/PORTAL%20DA%20TRANSPAR%CANCIA/PORTARIAS%20SOF/2021/Dezembro/3%20-%20MPDFT/anexo_i_-_tabela_1.xls'#Quantitativo_Fisico_Pessoal_Ser.M12]+['file:///C:/Users/User/Desktop/SUBPLAN/PORTAL%20DA%20TRANSPAR%CANCIA/PORTARIAS%20SOF/2021/Dezembro/4%20-%20MPT/Anexo_1_Tabela_1_Quantitativo_Servidores_2021_12_MPT.ods'#Anexo_1_Tabela_1_Quantitativo_S.M14]+['file:///C:/Users/User/Desktop/SUBPLAN/PORTAL%20DA%20TRANSPAR%CANCIA/PORTARIAS%20SOF/2021/Dezembro/5%20-%20ESMPU/AnexoIServidoresESMPUDEZ2021.ods'#Quantitativo_Fisico_Pessoal_Ser.M12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425" table:style-name="ce6">
            <text:p>425</text:p>
          </table:table-cell>
          <table:table-cell office:value-type="float" office:value="0" table:style-name="ce6">
            <text:p>0</text:p>
          </table:table-cell>
          <table:table-cell office:value-type="float" office:value="425" table:style-name="ce7">
            <text:p>425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T14]+['file:///C:/Users/User/Desktop/SUBPLAN/PORTAL%20DA%20TRANSPAR%CANCIA/PORTARIAS%20SOF/2021/Dezembro/2%20-%20MPM/Anexo-I-tabela-1-Quantitativo_Fisico_Pessoal_Servidores-DAP.ods'#Quantitativo_Fisico_Pessoal.M11]+['file:///C:/Users/User/Desktop/SUBPLAN/PORTAL%20DA%20TRANSPAR%CANCIA/PORTARIAS%20SOF/2021/Dezembro/3%20-%20MPDFT/anexo_i_-_tabela_1.xls'#Quantitativo_Fisico_Pessoal_Ser.M13]+['file:///C:/Users/User/Desktop/SUBPLAN/PORTAL%20DA%20TRANSPAR%CANCIA/PORTARIAS%20SOF/2021/Dezembro/4%20-%20MPT/Anexo_1_Tabela_1_Quantitativo_Servidores_2021_12_MPT.ods'#Anexo_1_Tabela_1_Quantitativo_S.M15]+['file:///C:/Users/User/Desktop/SUBPLAN/PORTAL%20DA%20TRANSPAR%CANCIA/PORTARIAS%20SOF/2021/Dezembro/5%20-%20ESMPU/AnexoIServidoresESMPUDEZ2021.ods'#Quantitativo_Fisico_Pessoal_Ser.M13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5" table:style-name="ce16">
            <text:p>B</text:p>
          </table:table-cell>
          <table:covered-table-cell/>
          <table:table-cell office:value-type="string" table:style-name="ce5">
            <text:p>8</text:p>
          </table:table-cell>
          <table:table-cell office:value-type="float" office:value="464" table:style-name="ce6">
            <text:p>464</text:p>
          </table:table-cell>
          <table:table-cell office:value-type="float" office:value="0" table:style-name="ce6">
            <text:p>0</text:p>
          </table:table-cell>
          <table:table-cell office:value-type="float" office:value="464" table:style-name="ce7">
            <text:p>464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formula="of:=['file:///C:/Users/User/Desktop/SUBPLAN/PORTAL%20DA%20TRANSPAR%CANCIA/PORTARIAS%20SOF/2021/Dezembro/1%20-%20MPF/anexo_I_servidores_2021_ods.ods'#Anexo_1_Tabela_1_Quantitativo_F.T15]+['file:///C:/Users/User/Desktop/SUBPLAN/PORTAL%20DA%20TRANSPAR%CANCIA/PORTARIAS%20SOF/2021/Dezembro/2%20-%20MPM/Anexo-I-tabela-1-Quantitativo_Fisico_Pessoal_Servidores-DAP.ods'#Quantitativo_Fisico_Pessoal.M12]+['file:///C:/Users/User/Desktop/SUBPLAN/PORTAL%20DA%20TRANSPAR%CANCIA/PORTARIAS%20SOF/2021/Dezembro/3%20-%20MPDFT/anexo_i_-_tabela_1.xls'#Quantitativo_Fisico_Pessoal_Ser.M14]+['file:///C:/Users/User/Desktop/SUBPLAN/PORTAL%20DA%20TRANSPAR%CANCIA/PORTARIAS%20SOF/2021/Dezembro/4%20-%20MPT/Anexo_1_Tabela_1_Quantitativo_Servidores_2021_12_MPT.ods'#Anexo_1_Tabela_1_Quantitativo_S.M16]+['file:///C:/Users/User/Desktop/SUBPLAN/PORTAL%20DA%20TRANSPAR%CANCIA/PORTARIAS%20SOF/2021/Dezembro/5%20-%20ESMPU/AnexoIServidoresESMPUDEZ2021.ods'#Quantitativo_Fisico_Pessoal_Ser.M14]" table:style-name="ce6">
            <text:p>4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487" table:style-name="ce6">
            <text:p>487</text:p>
          </table:table-cell>
          <table:table-cell office:value-type="float" office:value="0" table:style-name="ce6">
            <text:p>0</text:p>
          </table:table-cell>
          <table:table-cell office:value-type="float" office:value="487" table:style-name="ce7">
            <text:p>487</text:p>
          </table:table-cell>
          <table:covered-table-cell/>
          <table:covered-table-cell/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2" table:formula="of:=['file:///C:/Users/User/Desktop/SUBPLAN/PORTAL%20DA%20TRANSPAR%CANCIA/PORTARIAS%20SOF/2021/Dezembro/1%20-%20MPF/anexo_I_servidores_2021_ods.ods'#Anexo_1_Tabela_1_Quantitativo_F.T16]+['file:///C:/Users/User/Desktop/SUBPLAN/PORTAL%20DA%20TRANSPAR%CANCIA/PORTARIAS%20SOF/2021/Dezembro/2%20-%20MPM/Anexo-I-tabela-1-Quantitativo_Fisico_Pessoal_Servidores-DAP.ods'#Quantitativo_Fisico_Pessoal.M13]+['file:///C:/Users/User/Desktop/SUBPLAN/PORTAL%20DA%20TRANSPAR%CANCIA/PORTARIAS%20SOF/2021/Dezembro/3%20-%20MPDFT/anexo_i_-_tabela_1.xls'#Quantitativo_Fisico_Pessoal_Ser.M15]+['file:///C:/Users/User/Desktop/SUBPLAN/PORTAL%20DA%20TRANSPAR%CANCIA/PORTARIAS%20SOF/2021/Dezembro/4%20-%20MPT/Anexo_1_Tabela_1_Quantitativo_Servidores_2021_12_MPT.ods'#Anexo_1_Tabela_1_Quantitativo_S.M17]+['file:///C:/Users/User/Desktop/SUBPLAN/PORTAL%20DA%20TRANSPAR%CANCIA/PORTARIAS%20SOF/2021/Dezembro/5%20-%20ESMPU/AnexoIServidoresESMPUDEZ2021.ods'#Quantitativo_Fisico_Pessoal_Ser.M15]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128" table:style-name="ce6">
            <text:p>128</text:p>
          </table:table-cell>
          <table:table-cell office:value-type="float" office:value="0" table:style-name="ce6">
            <text:p>0</text:p>
          </table:table-cell>
          <table:table-cell office:value-type="float" office:value="128" table:style-name="ce7">
            <text:p>128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T17]+['file:///C:/Users/User/Desktop/SUBPLAN/PORTAL%20DA%20TRANSPAR%CANCIA/PORTARIAS%20SOF/2021/Dezembro/2%20-%20MPM/Anexo-I-tabela-1-Quantitativo_Fisico_Pessoal_Servidores-DAP.ods'#Quantitativo_Fisico_Pessoal.M14]+['file:///C:/Users/User/Desktop/SUBPLAN/PORTAL%20DA%20TRANSPAR%CANCIA/PORTARIAS%20SOF/2021/Dezembro/3%20-%20MPDFT/anexo_i_-_tabela_1.xls'#Quantitativo_Fisico_Pessoal_Ser.M16]+['file:///C:/Users/User/Desktop/SUBPLAN/PORTAL%20DA%20TRANSPAR%CANCIA/PORTARIAS%20SOF/2021/Dezembro/4%20-%20MPT/Anexo_1_Tabela_1_Quantitativo_Servidores_2021_12_MPT.ods'#Anexo_1_Tabela_1_Quantitativo_S.M18]+['file:///C:/Users/User/Desktop/SUBPLAN/PORTAL%20DA%20TRANSPAR%CANCIA/PORTARIAS%20SOF/2021/Dezembro/5%20-%20ESMPU/AnexoIServidoresESMPUDEZ2021.ods'#Quantitativo_Fisico_Pessoal_Ser.M16]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267" table:style-name="ce6">
            <text:p>267</text:p>
          </table:table-cell>
          <table:table-cell office:value-type="float" office:value="13" table:style-name="ce6">
            <text:p>13</text:p>
          </table:table-cell>
          <table:table-cell office:value-type="float" office:value="280" table:style-name="ce7">
            <text:p>280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T18]+['file:///C:/Users/User/Desktop/SUBPLAN/PORTAL%20DA%20TRANSPAR%CANCIA/PORTARIAS%20SOF/2021/Dezembro/2%20-%20MPM/Anexo-I-tabela-1-Quantitativo_Fisico_Pessoal_Servidores-DAP.ods'#Quantitativo_Fisico_Pessoal.M15]+['file:///C:/Users/User/Desktop/SUBPLAN/PORTAL%20DA%20TRANSPAR%CANCIA/PORTARIAS%20SOF/2021/Dezembro/3%20-%20MPDFT/anexo_i_-_tabela_1.xls'#Quantitativo_Fisico_Pessoal_Ser.M17]+['file:///C:/Users/User/Desktop/SUBPLAN/PORTAL%20DA%20TRANSPAR%CANCIA/PORTARIAS%20SOF/2021/Dezembro/4%20-%20MPT/Anexo_1_Tabela_1_Quantitativo_Servidores_2021_12_MPT.ods'#Anexo_1_Tabela_1_Quantitativo_S.M19]+['file:///C:/Users/User/Desktop/SUBPLAN/PORTAL%20DA%20TRANSPAR%CANCIA/PORTARIAS%20SOF/2021/Dezembro/5%20-%20ESMPU/AnexoIServidoresESMPUDEZ2021.ods'#Quantitativo_Fisico_Pessoal_Ser.M17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14" table:style-name="ce6">
            <text:p>14</text:p>
          </table:table-cell>
          <table:table-cell office:value-type="float" office:value="3" table:style-name="ce6">
            <text:p>3</text:p>
          </table:table-cell>
          <table:table-cell office:value-type="float" office:value="17" table:style-name="ce7">
            <text:p>17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5" table:formula="of:=['file:///C:/Users/User/Desktop/SUBPLAN/PORTAL%20DA%20TRANSPAR%CANCIA/PORTARIAS%20SOF/2021/Dezembro/1%20-%20MPF/anexo_I_servidores_2021_ods.ods'#Anexo_1_Tabela_1_Quantitativo_F.T19]+['file:///C:/Users/User/Desktop/SUBPLAN/PORTAL%20DA%20TRANSPAR%CANCIA/PORTARIAS%20SOF/2021/Dezembro/2%20-%20MPM/Anexo-I-tabela-1-Quantitativo_Fisico_Pessoal_Servidores-DAP.ods'#Quantitativo_Fisico_Pessoal.M16]+['file:///C:/Users/User/Desktop/SUBPLAN/PORTAL%20DA%20TRANSPAR%CANCIA/PORTARIAS%20SOF/2021/Dezembro/3%20-%20MPDFT/anexo_i_-_tabela_1.xls'#Quantitativo_Fisico_Pessoal_Ser.M18]+['file:///C:/Users/User/Desktop/SUBPLAN/PORTAL%20DA%20TRANSPAR%CANCIA/PORTARIAS%20SOF/2021/Dezembro/4%20-%20MPT/Anexo_1_Tabela_1_Quantitativo_Servidores_2021_12_MPT.ods'#Anexo_1_Tabela_1_Quantitativo_S.M20]+['file:///C:/Users/User/Desktop/SUBPLAN/PORTAL%20DA%20TRANSPAR%CANCIA/PORTARIAS%20SOF/2021/Dezembro/5%20-%20ESMPU/AnexoIServidoresESMPUDEZ2021.ods'#Quantitativo_Fisico_Pessoal_Ser.M18]" table:style-name="ce6">
            <text:p>5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3" table:style-name="ce16">
            <text:p>A</text:p>
          </table:table-cell>
          <table:covered-table-cell/>
          <table:table-cell office:value-type="string" table:style-name="ce5">
            <text:p>3</text:p>
          </table:table-cell>
          <table:table-cell office:value-type="float" office:value="8" table:style-name="ce6">
            <text:p>8</text:p>
          </table:table-cell>
          <table:table-cell office:value-type="float" office:value="82" table:style-name="ce6">
            <text:p>82</text:p>
          </table:table-cell>
          <table:table-cell office:value-type="float" office:value="90" table:style-name="ce7">
            <text:p>90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formula="of:=['file:///C:/Users/User/Desktop/SUBPLAN/PORTAL%20DA%20TRANSPAR%CANCIA/PORTARIAS%20SOF/2021/Dezembro/1%20-%20MPF/anexo_I_servidores_2021_ods.ods'#Anexo_1_Tabela_1_Quantitativo_F.T20]+['file:///C:/Users/User/Desktop/SUBPLAN/PORTAL%20DA%20TRANSPAR%CANCIA/PORTARIAS%20SOF/2021/Dezembro/2%20-%20MPM/Anexo-I-tabela-1-Quantitativo_Fisico_Pessoal_Servidores-DAP.ods'#Quantitativo_Fisico_Pessoal.M17]+['file:///C:/Users/User/Desktop/SUBPLAN/PORTAL%20DA%20TRANSPAR%CANCIA/PORTARIAS%20SOF/2021/Dezembro/3%20-%20MPDFT/anexo_i_-_tabela_1.xls'#Quantitativo_Fisico_Pessoal_Ser.M19]+['file:///C:/Users/User/Desktop/SUBPLAN/PORTAL%20DA%20TRANSPAR%CANCIA/PORTARIAS%20SOF/2021/Dezembro/4%20-%20MPT/Anexo_1_Tabela_1_Quantitativo_Servidores_2021_12_MPT.ods'#Anexo_1_Tabela_1_Quantitativo_S.M21]+['file:///C:/Users/User/Desktop/SUBPLAN/PORTAL%20DA%20TRANSPAR%CANCIA/PORTARIAS%20SOF/2021/Dezembro/5%20-%20ESMPU/AnexoIServidoresESMPUDEZ2021.ods'#Quantitativo_Fisico_Pessoal_Ser.M19]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46" table:style-name="ce6">
            <text:p>46</text:p>
          </table:table-cell>
          <table:table-cell office:value-type="float" office:value="46" table:style-name="ce7">
            <text:p>46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formula="of:=['file:///C:/Users/User/Desktop/SUBPLAN/PORTAL%20DA%20TRANSPAR%CANCIA/PORTARIAS%20SOF/2021/Dezembro/1%20-%20MPF/anexo_I_servidores_2021_ods.ods'#Anexo_1_Tabela_1_Quantitativo_F.T21]+['file:///C:/Users/User/Desktop/SUBPLAN/PORTAL%20DA%20TRANSPAR%CANCIA/PORTARIAS%20SOF/2021/Dezembro/2%20-%20MPM/Anexo-I-tabela-1-Quantitativo_Fisico_Pessoal_Servidores-DAP.ods'#Quantitativo_Fisico_Pessoal.M18]+['file:///C:/Users/User/Desktop/SUBPLAN/PORTAL%20DA%20TRANSPAR%CANCIA/PORTARIAS%20SOF/2021/Dezembro/3%20-%20MPDFT/anexo_i_-_tabela_1.xls'#Quantitativo_Fisico_Pessoal_Ser.M20]+['file:///C:/Users/User/Desktop/SUBPLAN/PORTAL%20DA%20TRANSPAR%CANCIA/PORTARIAS%20SOF/2021/Dezembro/4%20-%20MPT/Anexo_1_Tabela_1_Quantitativo_Servidores_2021_12_MPT.ods'#Anexo_1_Tabela_1_Quantitativo_S.M22]+['file:///C:/Users/User/Desktop/SUBPLAN/PORTAL%20DA%20TRANSPAR%CANCIA/PORTARIAS%20SOF/2021/Dezembro/5%20-%20ESMPU/AnexoIServidoresESMPUDEZ2021.ods'#Quantitativo_Fisico_Pessoal_Ser.M20]" table:style-name="ce6">
            <text:p>4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7">
            <text:p>8</text:p>
          </table:table-cell>
          <table:covered-table-cell/>
          <table:covered-table-cell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T22]+['file:///C:/Users/User/Desktop/SUBPLAN/PORTAL%20DA%20TRANSPAR%CANCIA/PORTARIAS%20SOF/2021/Dezembro/2%20-%20MPM/Anexo-I-tabela-1-Quantitativo_Fisico_Pessoal_Servidores-DAP.ods'#Quantitativo_Fisico_Pessoal.M19]+['file:///C:/Users/User/Desktop/SUBPLAN/PORTAL%20DA%20TRANSPAR%CANCIA/PORTARIAS%20SOF/2021/Dezembro/3%20-%20MPDFT/anexo_i_-_tabela_1.xls'#Quantitativo_Fisico_Pessoal_Ser.M21]+['file:///C:/Users/User/Desktop/SUBPLAN/PORTAL%20DA%20TRANSPAR%CANCIA/PORTARIAS%20SOF/2021/Dezembro/4%20-%20MPT/Anexo_1_Tabela_1_Quantitativo_Servidores_2021_12_MPT.ods'#Anexo_1_Tabela_1_Quantitativo_S.M23]+['file:///C:/Users/User/Desktop/SUBPLAN/PORTAL%20DA%20TRANSPAR%CANCIA/PORTARIAS%20SOF/2021/Dezembro/5%20-%20ESMPU/AnexoIServidoresESMPUDEZ2021.ods'#Quantitativo_Fisico_Pessoal_Ser.M21]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20"/>
          <table:covered-table-cell/>
          <table:table-cell table:style-name="ce8"/>
          <table:table-cell office:value-type="float" office:value="4745" table:style-name="ce9">
            <text:p>4.745</text:p>
          </table:table-cell>
          <table:table-cell office:value-type="float" office:value="157" table:style-name="ce9">
            <text:p>157</text:p>
          </table:table-cell>
          <table:table-cell office:value-type="float" office:value="4902" table:style-name="ce9">
            <text:p>4.902</text:p>
          </table:table-cell>
          <table:table-cell office:value-type="float" office:value="2226" table:style-name="ce9">
            <text:p>2.226</text:p>
          </table:table-cell>
          <table:table-cell office:value-type="float" office:value="7128" table:style-name="ce9">
            <text:p>7.128</text:p>
          </table:table-cell>
          <table:table-cell office:value-type="float" office:value="370" table:style-name="ce9">
            <text:p>370</text:p>
          </table:table-cell>
          <table:table-cell office:value-type="float" office:value="67" table:style-name="ce9">
            <text:p>67</text:p>
          </table:table-cell>
          <table:table-cell office:value-type="float" office:value="436" table:style-name="ce9">
            <text:p>436</text:p>
          </table:table-cell>
          <table:table-cell office:value-type="float" office:value="84" table:formula="of:=SUM([.P9:.P21])" table:style-name="ce9">
            <text:p>84</text:p>
          </table:table-cell>
          <table:table-cell table:style-name="ce2"/>
          <table:table-cell table:number-columns-repeated="16367"/>
        </table:table-row>
        <table:table-row table:style-name="ro8">
          <table:table-cell office:value-type="string" table:number-columns-spanned="2" table:number-rows-spanned="14" table:style-name="ce16">
            <text:p>TÉCNICO</text:p>
          </table:table-cell>
          <table:covered-table-cell/>
          <table:table-cell office:value-type="string" table:number-columns-spanned="2" table:number-rows-spanned="13" table:style-name="ce16">
            <text:p>MÉDIO</text:p>
          </table:table-cell>
          <table:covered-table-cell/>
          <table:table-cell office:value-type="string" table:number-columns-spanned="2" table:number-rows-spanned="5" table:style-name="ce16">
            <text:p>C</text:p>
          </table:table-cell>
          <table:covered-table-cell/>
          <table:table-cell office:value-type="string" table:style-name="ce5">
            <text:p>13</text:p>
          </table:table-cell>
          <table:table-cell office:value-type="float" office:value="5240" table:formula="of:=['file:///C:/Users/User/Desktop/SUBPLAN/PORTAL%20DA%20TRANSPAR%CANCIA/PORTARIAS%20SOF/2021/Dezembro/1%20-%20MPF/anexo_I_servidores_2021_ods.ods'#Anexo_1_Tabela_1_Quantitativo_F.E26]+['file:///C:/Users/User/Desktop/SUBPLAN/PORTAL%20DA%20TRANSPAR%CANCIA/PORTARIAS%20SOF/2021/Dezembro/2%20-%20MPM/Anexo-I-tabela-1-Quantitativo_Fisico_Pessoal_Servidores-DAP.ods'#Quantitativo_Fisico_Pessoal.E21]+['file:///C:/Users/User/Desktop/SUBPLAN/PORTAL%20DA%20TRANSPAR%CANCIA/PORTARIAS%20SOF/2021/Dezembro/3%20-%20MPDFT/anexo_i_-_tabela_1.xls'#Quantitativo_Fisico_Pessoal_Ser.E23]+['file:///C:/Users/User/Desktop/SUBPLAN/PORTAL%20DA%20TRANSPAR%CANCIA/PORTARIAS%20SOF/2021/Dezembro/4%20-%20MPT/Anexo_1_Tabela_1_Quantitativo_Servidores_2021_12_MPT.ods'#Anexo_1_Tabela_1_Quantitativo_S.E25]+['file:///C:/Users/User/Desktop/SUBPLAN/PORTAL%20DA%20TRANSPAR%CANCIA/PORTARIAS%20SOF/2021/Dezembro/5%20-%20ESMPU/AnexoIServidoresESMPUDEZ2021.ods'#Quantitativo_Fisico_Pessoal_Ser.E23]" table:style-name="ce6">
            <text:p>5240</text:p>
          </table:table-cell>
          <table:table-cell office:value-type="float" office:value="11" table:formula="of:=['file:///C:/Users/User/Desktop/SUBPLAN/PORTAL%20DA%20TRANSPAR%CANCIA/PORTARIAS%20SOF/2021/Dezembro/1%20-%20MPF/anexo_I_servidores_2021_ods.ods'#Anexo_1_Tabela_1_Quantitativo_F.H26]+['file:///C:/Users/User/Desktop/SUBPLAN/PORTAL%20DA%20TRANSPAR%CANCIA/PORTARIAS%20SOF/2021/Dezembro/2%20-%20MPM/Anexo-I-tabela-1-Quantitativo_Fisico_Pessoal_Servidores-DAP.ods'#Quantitativo_Fisico_Pessoal.F21]+['file:///C:/Users/User/Desktop/SUBPLAN/PORTAL%20DA%20TRANSPAR%CANCIA/PORTARIAS%20SOF/2021/Dezembro/3%20-%20MPDFT/anexo_i_-_tabela_1.xls'#Quantitativo_Fisico_Pessoal_Ser.F23]+['file:///C:/Users/User/Desktop/SUBPLAN/PORTAL%20DA%20TRANSPAR%CANCIA/PORTARIAS%20SOF/2021/Dezembro/4%20-%20MPT/Anexo_1_Tabela_1_Quantitativo_Servidores_2021_12_MPT.ods'#Anexo_1_Tabela_1_Quantitativo_S.F25]+['file:///C:/Users/User/Desktop/SUBPLAN/PORTAL%20DA%20TRANSPAR%CANCIA/PORTARIAS%20SOF/2021/Dezembro/5%20-%20ESMPU/AnexoIServidoresESMPUDEZ2021.ods'#Quantitativo_Fisico_Pessoal_Ser.F23]" table:style-name="ce6">
            <text:p>11</text:p>
          </table:table-cell>
          <table:table-cell office:value-type="float" office:value="5251" table:formula="of:=[.H23]+[.I23]" table:style-name="ce7">
            <text:p>5.251</text:p>
          </table:table-cell>
          <table:table-cell office:value-type="float" office:value="1796" table:formula="of:=['file:///C:/Users/User/Desktop/SUBPLAN/PORTAL%20DA%20TRANSPAR%CANCIA/PORTARIAS%20SOF/2021/Dezembro/1%20-%20MPF/anexo_I_servidores_2021_ods.ods'#Anexo_1_Tabela_1_Quantitativo_F.$L$40]+['file:///C:/Users/User/Desktop/SUBPLAN/PORTAL%20DA%20TRANSPAR%CANCIA/PORTARIAS%20SOF/2021/Dezembro/2%20-%20MPM/Anexo-I-tabela-1-Quantitativo_Fisico_Pessoal_Servidores-DAP.ods'#Quantitativo_Fisico_Pessoal.$H$34]+['file:///C:/Users/User/Desktop/SUBPLAN/PORTAL%20DA%20TRANSPAR%CANCIA/PORTARIAS%20SOF/2021/Dezembro/3%20-%20MPDFT/anexo_i_-_tabela_1.xls'#Quantitativo_Fisico_Pessoal_Ser.$H$36]+['file:///C:/Users/User/Desktop/SUBPLAN/PORTAL%20DA%20TRANSPAR%CANCIA/PORTARIAS%20SOF/2021/Dezembro/4%20-%20MPT/Anexo_1_Tabela_1_Quantitativo_Servidores_2021_12_MPT.ods'#Anexo_1_Tabela_1_Quantitativo_S.$H$38]+['file:///C:/Users/User/Desktop/SUBPLAN/PORTAL%20DA%20TRANSPAR%CANCIA/PORTARIAS%20SOF/2021/Dezembro/5%20-%20ESMPU/AnexoIServidoresESMPUDEZ2021.ods'#Quantitativo_Fisico_Pessoal_Ser.$H$36]" table:number-columns-spanned="1" table:number-rows-spanned="13" table:style-name="ce21">
            <text:p>1796</text:p>
          </table:table-cell>
          <table:table-cell office:value-type="float" office:value="11031" table:formula="of:=[.K23]+[.J36]" table:number-columns-spanned="1" table:number-rows-spanned="13" table:style-name="ce18">
            <text:p>11.031</text:p>
          </table:table-cell>
          <table:table-cell office:value-type="float" office:value="1576" table:formula="of:=['file:///C:/Users/User/Desktop/SUBPLAN/PORTAL%20DA%20TRANSPAR%CANCIA/PORTARIAS%20SOF/2021/Dezembro/1%20-%20MPF/anexo_I_servidores_2021_ods.ods'#Anexo_1_Tabela_1_Quantitativo_F.P26]+['file:///C:/Users/User/Desktop/SUBPLAN/PORTAL%20DA%20TRANSPAR%CANCIA/PORTARIAS%20SOF/2021/Dezembro/2%20-%20MPM/Anexo-I-tabela-1-Quantitativo_Fisico_Pessoal_Servidores-DAP.ods'#Quantitativo_Fisico_Pessoal.J21]+['file:///C:/Users/User/Desktop/SUBPLAN/PORTAL%20DA%20TRANSPAR%CANCIA/PORTARIAS%20SOF/2021/Dezembro/3%20-%20MPDFT/anexo_i_-_tabela_1.xls'#Quantitativo_Fisico_Pessoal_Ser.J23]+['file:///C:/Users/User/Desktop/SUBPLAN/PORTAL%20DA%20TRANSPAR%CANCIA/PORTARIAS%20SOF/2021/Dezembro/4%20-%20MPT/Anexo_1_Tabela_1_Quantitativo_Servidores_2021_12_MPT.ods'#Anexo_1_Tabela_1_Quantitativo_S.J25]+['file:///C:/Users/User/Desktop/SUBPLAN/PORTAL%20DA%20TRANSPAR%CANCIA/PORTARIAS%20SOF/2021/Dezembro/5%20-%20ESMPU/AnexoIServidoresESMPUDEZ2021.ods'#Quantitativo_Fisico_Pessoal_Ser.J23]" table:style-name="ce6">
            <text:p>1576</text:p>
          </table:table-cell>
          <table:table-cell office:value-type="float" office:value="448" table:formula="of:=['file:///C:/Users/User/Desktop/SUBPLAN/PORTAL%20DA%20TRANSPAR%CANCIA/PORTARIAS%20SOF/2021/Dezembro/1%20-%20MPF/anexo_I_servidores_2021_ods.ods'#Anexo_1_Tabela_1_Quantitativo_F.Q26]+['file:///C:/Users/User/Desktop/SUBPLAN/PORTAL%20DA%20TRANSPAR%CANCIA/PORTARIAS%20SOF/2021/Dezembro/2%20-%20MPM/Anexo-I-tabela-1-Quantitativo_Fisico_Pessoal_Servidores-DAP.ods'#Quantitativo_Fisico_Pessoal.K21]+['file:///C:/Users/User/Desktop/SUBPLAN/PORTAL%20DA%20TRANSPAR%CANCIA/PORTARIAS%20SOF/2021/Dezembro/3%20-%20MPDFT/anexo_i_-_tabela_1.xls'#Quantitativo_Fisico_Pessoal_Ser.K23]+['file:///C:/Users/User/Desktop/SUBPLAN/PORTAL%20DA%20TRANSPAR%CANCIA/PORTARIAS%20SOF/2021/Dezembro/4%20-%20MPT/Anexo_1_Tabela_1_Quantitativo_Servidores_2021_12_MPT.ods'#Anexo_1_Tabela_1_Quantitativo_S.K25]+['file:///C:/Users/User/Desktop/SUBPLAN/PORTAL%20DA%20TRANSPAR%CANCIA/PORTARIAS%20SOF/2021/Dezembro/5%20-%20ESMPU/AnexoIServidoresESMPUDEZ2021.ods'#Quantitativo_Fisico_Pessoal_Ser.K23]" table:style-name="ce6">
            <text:p>448</text:p>
          </table:table-cell>
          <table:table-cell office:value-type="float" office:value="2024" table:formula="of:=[.M23]+[.N23]" table:style-name="ce7">
            <text:p>2.024</text:p>
          </table:table-cell>
          <table:table-cell office:value-type="float" office:value="565" table:formula="of:=['file:///C:/Users/User/Desktop/SUBPLAN/PORTAL%20DA%20TRANSPAR%CANCIA/PORTARIAS%20SOF/2021/Dezembro/1%20-%20MPF/anexo_I_servidores_2021_ods.ods'#Anexo_1_Tabela_1_Quantitativo_F.T26]+['file:///C:/Users/User/Desktop/SUBPLAN/PORTAL%20DA%20TRANSPAR%CANCIA/PORTARIAS%20SOF/2021/Dezembro/2%20-%20MPM/Anexo-I-tabela-1-Quantitativo_Fisico_Pessoal_Servidores-DAP.ods'#Quantitativo_Fisico_Pessoal.M21]+['file:///C:/Users/User/Desktop/SUBPLAN/PORTAL%20DA%20TRANSPAR%CANCIA/PORTARIAS%20SOF/2021/Dezembro/3%20-%20MPDFT/anexo_i_-_tabela_1.xls'#Quantitativo_Fisico_Pessoal_Ser.M23]+['file:///C:/Users/User/Desktop/SUBPLAN/PORTAL%20DA%20TRANSPAR%CANCIA/PORTARIAS%20SOF/2021/Dezembro/4%20-%20MPT/Anexo_1_Tabela_1_Quantitativo_Servidores_2021_12_MPT.ods'#Anexo_1_Tabela_1_Quantitativo_S.M25]+['file:///C:/Users/User/Desktop/SUBPLAN/PORTAL%20DA%20TRANSPAR%CANCIA/PORTARIAS%20SOF/2021/Dezembro/5%20-%20ESMPU/AnexoIServidoresESMPUDEZ2021.ods'#Quantitativo_Fisico_Pessoal_Ser.M23]" table:style-name="ce6">
            <text:p>565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375" table:formula="of:=['file:///C:/Users/User/Desktop/SUBPLAN/PORTAL%20DA%20TRANSPAR%CANCIA/PORTARIAS%20SOF/2021/Dezembro/1%20-%20MPF/anexo_I_servidores_2021_ods.ods'#Anexo_1_Tabela_1_Quantitativo_F.E27]+['file:///C:/Users/User/Desktop/SUBPLAN/PORTAL%20DA%20TRANSPAR%CANCIA/PORTARIAS%20SOF/2021/Dezembro/2%20-%20MPM/Anexo-I-tabela-1-Quantitativo_Fisico_Pessoal_Servidores-DAP.ods'#Quantitativo_Fisico_Pessoal.E22]+['file:///C:/Users/User/Desktop/SUBPLAN/PORTAL%20DA%20TRANSPAR%CANCIA/PORTARIAS%20SOF/2021/Dezembro/3%20-%20MPDFT/anexo_i_-_tabela_1.xls'#Quantitativo_Fisico_Pessoal_Ser.E24]+['file:///C:/Users/User/Desktop/SUBPLAN/PORTAL%20DA%20TRANSPAR%CANCIA/PORTARIAS%20SOF/2021/Dezembro/4%20-%20MPT/Anexo_1_Tabela_1_Quantitativo_Servidores_2021_12_MPT.ods'#Anexo_1_Tabela_1_Quantitativo_S.E26]+['file:///C:/Users/User/Desktop/SUBPLAN/PORTAL%20DA%20TRANSPAR%CANCIA/PORTARIAS%20SOF/2021/Dezembro/5%20-%20ESMPU/AnexoIServidoresESMPUDEZ2021.ods'#Quantitativo_Fisico_Pessoal_Ser.E24]" table:style-name="ce6">
            <text:p>375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H27]+['file:///C:/Users/User/Desktop/SUBPLAN/PORTAL%20DA%20TRANSPAR%CANCIA/PORTARIAS%20SOF/2021/Dezembro/2%20-%20MPM/Anexo-I-tabela-1-Quantitativo_Fisico_Pessoal_Servidores-DAP.ods'#Quantitativo_Fisico_Pessoal.F22]+['file:///C:/Users/User/Desktop/SUBPLAN/PORTAL%20DA%20TRANSPAR%CANCIA/PORTARIAS%20SOF/2021/Dezembro/3%20-%20MPDFT/anexo_i_-_tabela_1.xls'#Quantitativo_Fisico_Pessoal_Ser.F24]+['file:///C:/Users/User/Desktop/SUBPLAN/PORTAL%20DA%20TRANSPAR%CANCIA/PORTARIAS%20SOF/2021/Dezembro/4%20-%20MPT/Anexo_1_Tabela_1_Quantitativo_Servidores_2021_12_MPT.ods'#Anexo_1_Tabela_1_Quantitativo_S.F26]+['file:///C:/Users/User/Desktop/SUBPLAN/PORTAL%20DA%20TRANSPAR%CANCIA/PORTARIAS%20SOF/2021/Dezembro/5%20-%20ESMPU/AnexoIServidoresESMPUDEZ2021.ods'#Quantitativo_Fisico_Pessoal_Ser.F24]" table:style-name="ce6">
            <text:p>1</text:p>
          </table:table-cell>
          <table:table-cell office:value-type="float" office:value="376" table:formula="of:=[.H24]+[.I24]" table:style-name="ce7">
            <text:p>376</text:p>
          </table:table-cell>
          <table:covered-table-cell/>
          <table:covered-table-cell/>
          <table:table-cell office:value-type="float" office:value="8" table:formula="of:=['file:///C:/Users/User/Desktop/SUBPLAN/PORTAL%20DA%20TRANSPAR%CANCIA/PORTARIAS%20SOF/2021/Dezembro/1%20-%20MPF/anexo_I_servidores_2021_ods.ods'#Anexo_1_Tabela_1_Quantitativo_F.P27]+['file:///C:/Users/User/Desktop/SUBPLAN/PORTAL%20DA%20TRANSPAR%CANCIA/PORTARIAS%20SOF/2021/Dezembro/2%20-%20MPM/Anexo-I-tabela-1-Quantitativo_Fisico_Pessoal_Servidores-DAP.ods'#Quantitativo_Fisico_Pessoal.J22]+['file:///C:/Users/User/Desktop/SUBPLAN/PORTAL%20DA%20TRANSPAR%CANCIA/PORTARIAS%20SOF/2021/Dezembro/3%20-%20MPDFT/anexo_i_-_tabela_1.xls'#Quantitativo_Fisico_Pessoal_Ser.J24]+['file:///C:/Users/User/Desktop/SUBPLAN/PORTAL%20DA%20TRANSPAR%CANCIA/PORTARIAS%20SOF/2021/Dezembro/4%20-%20MPT/Anexo_1_Tabela_1_Quantitativo_Servidores_2021_12_MPT.ods'#Anexo_1_Tabela_1_Quantitativo_S.J26]+['file:///C:/Users/User/Desktop/SUBPLAN/PORTAL%20DA%20TRANSPAR%CANCIA/PORTARIAS%20SOF/2021/Dezembro/5%20-%20ESMPU/AnexoIServidoresESMPUDEZ2021.ods'#Quantitativo_Fisico_Pessoal_Ser.J24]" table:style-name="ce6">
            <text:p>8</text:p>
          </table:table-cell>
          <table:table-cell office:value-type="float" office:value="5" table:formula="of:=['file:///C:/Users/User/Desktop/SUBPLAN/PORTAL%20DA%20TRANSPAR%CANCIA/PORTARIAS%20SOF/2021/Dezembro/1%20-%20MPF/anexo_I_servidores_2021_ods.ods'#Anexo_1_Tabela_1_Quantitativo_F.Q27]+['file:///C:/Users/User/Desktop/SUBPLAN/PORTAL%20DA%20TRANSPAR%CANCIA/PORTARIAS%20SOF/2021/Dezembro/2%20-%20MPM/Anexo-I-tabela-1-Quantitativo_Fisico_Pessoal_Servidores-DAP.ods'#Quantitativo_Fisico_Pessoal.K22]+['file:///C:/Users/User/Desktop/SUBPLAN/PORTAL%20DA%20TRANSPAR%CANCIA/PORTARIAS%20SOF/2021/Dezembro/3%20-%20MPDFT/anexo_i_-_tabela_1.xls'#Quantitativo_Fisico_Pessoal_Ser.K24]+['file:///C:/Users/User/Desktop/SUBPLAN/PORTAL%20DA%20TRANSPAR%CANCIA/PORTARIAS%20SOF/2021/Dezembro/4%20-%20MPT/Anexo_1_Tabela_1_Quantitativo_Servidores_2021_12_MPT.ods'#Anexo_1_Tabela_1_Quantitativo_S.K26]+['file:///C:/Users/User/Desktop/SUBPLAN/PORTAL%20DA%20TRANSPAR%CANCIA/PORTARIAS%20SOF/2021/Dezembro/5%20-%20ESMPU/AnexoIServidoresESMPUDEZ2021.ods'#Quantitativo_Fisico_Pessoal_Ser.K24]" table:style-name="ce6">
            <text:p>5</text:p>
          </table:table-cell>
          <table:table-cell office:value-type="float" office:value="13" table:formula="of:=[.M24]+[.N24]" table:style-name="ce7">
            <text:p>13</text:p>
          </table:table-cell>
          <table:table-cell office:value-type="float" office:value="6" table:formula="of:=['file:///C:/Users/User/Desktop/SUBPLAN/PORTAL%20DA%20TRANSPAR%CANCIA/PORTARIAS%20SOF/2021/Dezembro/1%20-%20MPF/anexo_I_servidores_2021_ods.ods'#Anexo_1_Tabela_1_Quantitativo_F.T27]+['file:///C:/Users/User/Desktop/SUBPLAN/PORTAL%20DA%20TRANSPAR%CANCIA/PORTARIAS%20SOF/2021/Dezembro/2%20-%20MPM/Anexo-I-tabela-1-Quantitativo_Fisico_Pessoal_Servidores-DAP.ods'#Quantitativo_Fisico_Pessoal.M22]+['file:///C:/Users/User/Desktop/SUBPLAN/PORTAL%20DA%20TRANSPAR%CANCIA/PORTARIAS%20SOF/2021/Dezembro/3%20-%20MPDFT/anexo_i_-_tabela_1.xls'#Quantitativo_Fisico_Pessoal_Ser.M24]+['file:///C:/Users/User/Desktop/SUBPLAN/PORTAL%20DA%20TRANSPAR%CANCIA/PORTARIAS%20SOF/2021/Dezembro/4%20-%20MPT/Anexo_1_Tabela_1_Quantitativo_Servidores_2021_12_MPT.ods'#Anexo_1_Tabela_1_Quantitativo_S.M26]+['file:///C:/Users/User/Desktop/SUBPLAN/PORTAL%20DA%20TRANSPAR%CANCIA/PORTARIAS%20SOF/2021/Dezembro/5%20-%20ESMPU/AnexoIServidoresESMPUDEZ2021.ods'#Quantitativo_Fisico_Pessoal_Ser.M24]" table:style-name="ce6">
            <text:p>6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372" table:formula="of:=['file:///C:/Users/User/Desktop/SUBPLAN/PORTAL%20DA%20TRANSPAR%CANCIA/PORTARIAS%20SOF/2021/Dezembro/1%20-%20MPF/anexo_I_servidores_2021_ods.ods'#Anexo_1_Tabela_1_Quantitativo_F.E28]+['file:///C:/Users/User/Desktop/SUBPLAN/PORTAL%20DA%20TRANSPAR%CANCIA/PORTARIAS%20SOF/2021/Dezembro/2%20-%20MPM/Anexo-I-tabela-1-Quantitativo_Fisico_Pessoal_Servidores-DAP.ods'#Quantitativo_Fisico_Pessoal.E23]+['file:///C:/Users/User/Desktop/SUBPLAN/PORTAL%20DA%20TRANSPAR%CANCIA/PORTARIAS%20SOF/2021/Dezembro/3%20-%20MPDFT/anexo_i_-_tabela_1.xls'#Quantitativo_Fisico_Pessoal_Ser.E25]+['file:///C:/Users/User/Desktop/SUBPLAN/PORTAL%20DA%20TRANSPAR%CANCIA/PORTARIAS%20SOF/2021/Dezembro/4%20-%20MPT/Anexo_1_Tabela_1_Quantitativo_Servidores_2021_12_MPT.ods'#Anexo_1_Tabela_1_Quantitativo_S.E27]+['file:///C:/Users/User/Desktop/SUBPLAN/PORTAL%20DA%20TRANSPAR%CANCIA/PORTARIAS%20SOF/2021/Dezembro/5%20-%20ESMPU/AnexoIServidoresESMPUDEZ2021.ods'#Quantitativo_Fisico_Pessoal_Ser.E25]" table:style-name="ce6">
            <text:p>372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H28]+['file:///C:/Users/User/Desktop/SUBPLAN/PORTAL%20DA%20TRANSPAR%CANCIA/PORTARIAS%20SOF/2021/Dezembro/2%20-%20MPM/Anexo-I-tabela-1-Quantitativo_Fisico_Pessoal_Servidores-DAP.ods'#Quantitativo_Fisico_Pessoal.F23]+['file:///C:/Users/User/Desktop/SUBPLAN/PORTAL%20DA%20TRANSPAR%CANCIA/PORTARIAS%20SOF/2021/Dezembro/3%20-%20MPDFT/anexo_i_-_tabela_1.xls'#Quantitativo_Fisico_Pessoal_Ser.F25]+['file:///C:/Users/User/Desktop/SUBPLAN/PORTAL%20DA%20TRANSPAR%CANCIA/PORTARIAS%20SOF/2021/Dezembro/4%20-%20MPT/Anexo_1_Tabela_1_Quantitativo_Servidores_2021_12_MPT.ods'#Anexo_1_Tabela_1_Quantitativo_S.F27]+['file:///C:/Users/User/Desktop/SUBPLAN/PORTAL%20DA%20TRANSPAR%CANCIA/PORTARIAS%20SOF/2021/Dezembro/5%20-%20ESMPU/AnexoIServidoresESMPUDEZ2021.ods'#Quantitativo_Fisico_Pessoal_Ser.F25]" table:style-name="ce6">
            <text:p>0</text:p>
          </table:table-cell>
          <table:table-cell office:value-type="float" office:value="372" table:formula="of:=[.H25]+[.I25]" table:style-name="ce7">
            <text:p>372</text:p>
          </table:table-cell>
          <table:covered-table-cell/>
          <table:covered-table-cell/>
          <table:table-cell office:value-type="float" office:value="5" table:formula="of:=['file:///C:/Users/User/Desktop/SUBPLAN/PORTAL%20DA%20TRANSPAR%CANCIA/PORTARIAS%20SOF/2021/Dezembro/1%20-%20MPF/anexo_I_servidores_2021_ods.ods'#Anexo_1_Tabela_1_Quantitativo_F.P28]+['file:///C:/Users/User/Desktop/SUBPLAN/PORTAL%20DA%20TRANSPAR%CANCIA/PORTARIAS%20SOF/2021/Dezembro/2%20-%20MPM/Anexo-I-tabela-1-Quantitativo_Fisico_Pessoal_Servidores-DAP.ods'#Quantitativo_Fisico_Pessoal.J23]+['file:///C:/Users/User/Desktop/SUBPLAN/PORTAL%20DA%20TRANSPAR%CANCIA/PORTARIAS%20SOF/2021/Dezembro/3%20-%20MPDFT/anexo_i_-_tabela_1.xls'#Quantitativo_Fisico_Pessoal_Ser.J25]+['file:///C:/Users/User/Desktop/SUBPLAN/PORTAL%20DA%20TRANSPAR%CANCIA/PORTARIAS%20SOF/2021/Dezembro/4%20-%20MPT/Anexo_1_Tabela_1_Quantitativo_Servidores_2021_12_MPT.ods'#Anexo_1_Tabela_1_Quantitativo_S.J27]+['file:///C:/Users/User/Desktop/SUBPLAN/PORTAL%20DA%20TRANSPAR%CANCIA/PORTARIAS%20SOF/2021/Dezembro/5%20-%20ESMPU/AnexoIServidoresESMPUDEZ2021.ods'#Quantitativo_Fisico_Pessoal_Ser.J25]" table:style-name="ce6">
            <text:p>5</text:p>
          </table:table-cell>
          <table:table-cell office:value-type="float" office:value="5" table:formula="of:=['file:///C:/Users/User/Desktop/SUBPLAN/PORTAL%20DA%20TRANSPAR%CANCIA/PORTARIAS%20SOF/2021/Dezembro/1%20-%20MPF/anexo_I_servidores_2021_ods.ods'#Anexo_1_Tabela_1_Quantitativo_F.Q28]+['file:///C:/Users/User/Desktop/SUBPLAN/PORTAL%20DA%20TRANSPAR%CANCIA/PORTARIAS%20SOF/2021/Dezembro/2%20-%20MPM/Anexo-I-tabela-1-Quantitativo_Fisico_Pessoal_Servidores-DAP.ods'#Quantitativo_Fisico_Pessoal.K23]+['file:///C:/Users/User/Desktop/SUBPLAN/PORTAL%20DA%20TRANSPAR%CANCIA/PORTARIAS%20SOF/2021/Dezembro/3%20-%20MPDFT/anexo_i_-_tabela_1.xls'#Quantitativo_Fisico_Pessoal_Ser.K25]+['file:///C:/Users/User/Desktop/SUBPLAN/PORTAL%20DA%20TRANSPAR%CANCIA/PORTARIAS%20SOF/2021/Dezembro/4%20-%20MPT/Anexo_1_Tabela_1_Quantitativo_Servidores_2021_12_MPT.ods'#Anexo_1_Tabela_1_Quantitativo_S.K27]+['file:///C:/Users/User/Desktop/SUBPLAN/PORTAL%20DA%20TRANSPAR%CANCIA/PORTARIAS%20SOF/2021/Dezembro/5%20-%20ESMPU/AnexoIServidoresESMPUDEZ2021.ods'#Quantitativo_Fisico_Pessoal_Ser.K25]" table:style-name="ce6">
            <text:p>5</text:p>
          </table:table-cell>
          <table:table-cell office:value-type="float" office:value="10" table:formula="of:=[.M25]+[.N25]" table:style-name="ce7">
            <text:p>10</text:p>
          </table:table-cell>
          <table:table-cell office:value-type="float" office:value="7" table:formula="of:=['file:///C:/Users/User/Desktop/SUBPLAN/PORTAL%20DA%20TRANSPAR%CANCIA/PORTARIAS%20SOF/2021/Dezembro/1%20-%20MPF/anexo_I_servidores_2021_ods.ods'#Anexo_1_Tabela_1_Quantitativo_F.T28]+['file:///C:/Users/User/Desktop/SUBPLAN/PORTAL%20DA%20TRANSPAR%CANCIA/PORTARIAS%20SOF/2021/Dezembro/2%20-%20MPM/Anexo-I-tabela-1-Quantitativo_Fisico_Pessoal_Servidores-DAP.ods'#Quantitativo_Fisico_Pessoal.M23]+['file:///C:/Users/User/Desktop/SUBPLAN/PORTAL%20DA%20TRANSPAR%CANCIA/PORTARIAS%20SOF/2021/Dezembro/3%20-%20MPDFT/anexo_i_-_tabela_1.xls'#Quantitativo_Fisico_Pessoal_Ser.M25]+['file:///C:/Users/User/Desktop/SUBPLAN/PORTAL%20DA%20TRANSPAR%CANCIA/PORTARIAS%20SOF/2021/Dezembro/4%20-%20MPT/Anexo_1_Tabela_1_Quantitativo_Servidores_2021_12_MPT.ods'#Anexo_1_Tabela_1_Quantitativo_S.M27]+['file:///C:/Users/User/Desktop/SUBPLAN/PORTAL%20DA%20TRANSPAR%CANCIA/PORTARIAS%20SOF/2021/Dezembro/5%20-%20ESMPU/AnexoIServidoresESMPUDEZ2021.ods'#Quantitativo_Fisico_Pessoal_Ser.M25]" table:style-name="ce6">
            <text:p>7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0</text:p>
          </table:table-cell>
          <table:table-cell office:value-type="float" office:value="513" table:formula="of:=['file:///C:/Users/User/Desktop/SUBPLAN/PORTAL%20DA%20TRANSPAR%CANCIA/PORTARIAS%20SOF/2021/Dezembro/1%20-%20MPF/anexo_I_servidores_2021_ods.ods'#Anexo_1_Tabela_1_Quantitativo_F.E29]+['file:///C:/Users/User/Desktop/SUBPLAN/PORTAL%20DA%20TRANSPAR%CANCIA/PORTARIAS%20SOF/2021/Dezembro/2%20-%20MPM/Anexo-I-tabela-1-Quantitativo_Fisico_Pessoal_Servidores-DAP.ods'#Quantitativo_Fisico_Pessoal.E24]+['file:///C:/Users/User/Desktop/SUBPLAN/PORTAL%20DA%20TRANSPAR%CANCIA/PORTARIAS%20SOF/2021/Dezembro/3%20-%20MPDFT/anexo_i_-_tabela_1.xls'#Quantitativo_Fisico_Pessoal_Ser.E26]+['file:///C:/Users/User/Desktop/SUBPLAN/PORTAL%20DA%20TRANSPAR%CANCIA/PORTARIAS%20SOF/2021/Dezembro/4%20-%20MPT/Anexo_1_Tabela_1_Quantitativo_Servidores_2021_12_MPT.ods'#Anexo_1_Tabela_1_Quantitativo_S.E28]+['file:///C:/Users/User/Desktop/SUBPLAN/PORTAL%20DA%20TRANSPAR%CANCIA/PORTARIAS%20SOF/2021/Dezembro/5%20-%20ESMPU/AnexoIServidoresESMPUDEZ2021.ods'#Quantitativo_Fisico_Pessoal_Ser.E26]" table:style-name="ce6">
            <text:p>513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H29]+['file:///C:/Users/User/Desktop/SUBPLAN/PORTAL%20DA%20TRANSPAR%CANCIA/PORTARIAS%20SOF/2021/Dezembro/2%20-%20MPM/Anexo-I-tabela-1-Quantitativo_Fisico_Pessoal_Servidores-DAP.ods'#Quantitativo_Fisico_Pessoal.F24]+['file:///C:/Users/User/Desktop/SUBPLAN/PORTAL%20DA%20TRANSPAR%CANCIA/PORTARIAS%20SOF/2021/Dezembro/3%20-%20MPDFT/anexo_i_-_tabela_1.xls'#Quantitativo_Fisico_Pessoal_Ser.F26]+['file:///C:/Users/User/Desktop/SUBPLAN/PORTAL%20DA%20TRANSPAR%CANCIA/PORTARIAS%20SOF/2021/Dezembro/4%20-%20MPT/Anexo_1_Tabela_1_Quantitativo_Servidores_2021_12_MPT.ods'#Anexo_1_Tabela_1_Quantitativo_S.F28]+['file:///C:/Users/User/Desktop/SUBPLAN/PORTAL%20DA%20TRANSPAR%CANCIA/PORTARIAS%20SOF/2021/Dezembro/5%20-%20ESMPU/AnexoIServidoresESMPUDEZ2021.ods'#Quantitativo_Fisico_Pessoal_Ser.F26]" table:style-name="ce6">
            <text:p>0</text:p>
          </table:table-cell>
          <table:table-cell office:value-type="float" office:value="513" table:formula="of:=[.H26]+[.I26]" table:style-name="ce7">
            <text:p>513</text:p>
          </table:table-cell>
          <table:covered-table-cell/>
          <table:covered-table-cell/>
          <table:table-cell office:value-type="float" office:value="5" table:formula="of:=['file:///C:/Users/User/Desktop/SUBPLAN/PORTAL%20DA%20TRANSPAR%CANCIA/PORTARIAS%20SOF/2021/Dezembro/1%20-%20MPF/anexo_I_servidores_2021_ods.ods'#Anexo_1_Tabela_1_Quantitativo_F.P29]+['file:///C:/Users/User/Desktop/SUBPLAN/PORTAL%20DA%20TRANSPAR%CANCIA/PORTARIAS%20SOF/2021/Dezembro/2%20-%20MPM/Anexo-I-tabela-1-Quantitativo_Fisico_Pessoal_Servidores-DAP.ods'#Quantitativo_Fisico_Pessoal.J24]+['file:///C:/Users/User/Desktop/SUBPLAN/PORTAL%20DA%20TRANSPAR%CANCIA/PORTARIAS%20SOF/2021/Dezembro/3%20-%20MPDFT/anexo_i_-_tabela_1.xls'#Quantitativo_Fisico_Pessoal_Ser.J26]+['file:///C:/Users/User/Desktop/SUBPLAN/PORTAL%20DA%20TRANSPAR%CANCIA/PORTARIAS%20SOF/2021/Dezembro/4%20-%20MPT/Anexo_1_Tabela_1_Quantitativo_Servidores_2021_12_MPT.ods'#Anexo_1_Tabela_1_Quantitativo_S.J28]+['file:///C:/Users/User/Desktop/SUBPLAN/PORTAL%20DA%20TRANSPAR%CANCIA/PORTARIAS%20SOF/2021/Dezembro/5%20-%20ESMPU/AnexoIServidoresESMPUDEZ2021.ods'#Quantitativo_Fisico_Pessoal_Ser.J26]" table:style-name="ce6">
            <text:p>5</text:p>
          </table:table-cell>
          <table:table-cell office:value-type="float" office:value="4" table:formula="of:=['file:///C:/Users/User/Desktop/SUBPLAN/PORTAL%20DA%20TRANSPAR%CANCIA/PORTARIAS%20SOF/2021/Dezembro/1%20-%20MPF/anexo_I_servidores_2021_ods.ods'#Anexo_1_Tabela_1_Quantitativo_F.Q29]+['file:///C:/Users/User/Desktop/SUBPLAN/PORTAL%20DA%20TRANSPAR%CANCIA/PORTARIAS%20SOF/2021/Dezembro/2%20-%20MPM/Anexo-I-tabela-1-Quantitativo_Fisico_Pessoal_Servidores-DAP.ods'#Quantitativo_Fisico_Pessoal.K24]+['file:///C:/Users/User/Desktop/SUBPLAN/PORTAL%20DA%20TRANSPAR%CANCIA/PORTARIAS%20SOF/2021/Dezembro/3%20-%20MPDFT/anexo_i_-_tabela_1.xls'#Quantitativo_Fisico_Pessoal_Ser.K26]+['file:///C:/Users/User/Desktop/SUBPLAN/PORTAL%20DA%20TRANSPAR%CANCIA/PORTARIAS%20SOF/2021/Dezembro/4%20-%20MPT/Anexo_1_Tabela_1_Quantitativo_Servidores_2021_12_MPT.ods'#Anexo_1_Tabela_1_Quantitativo_S.K28]+['file:///C:/Users/User/Desktop/SUBPLAN/PORTAL%20DA%20TRANSPAR%CANCIA/PORTARIAS%20SOF/2021/Dezembro/5%20-%20ESMPU/AnexoIServidoresESMPUDEZ2021.ods'#Quantitativo_Fisico_Pessoal_Ser.K26]" table:style-name="ce6">
            <text:p>4</text:p>
          </table:table-cell>
          <table:table-cell office:value-type="float" office:value="9" table:formula="of:=[.M26]+[.N26]" table:style-name="ce7">
            <text:p>9</text:p>
          </table:table-cell>
          <table:table-cell office:value-type="float" office:value="6" table:formula="of:=['file:///C:/Users/User/Desktop/SUBPLAN/PORTAL%20DA%20TRANSPAR%CANCIA/PORTARIAS%20SOF/2021/Dezembro/1%20-%20MPF/anexo_I_servidores_2021_ods.ods'#Anexo_1_Tabela_1_Quantitativo_F.T29]+['file:///C:/Users/User/Desktop/SUBPLAN/PORTAL%20DA%20TRANSPAR%CANCIA/PORTARIAS%20SOF/2021/Dezembro/2%20-%20MPM/Anexo-I-tabela-1-Quantitativo_Fisico_Pessoal_Servidores-DAP.ods'#Quantitativo_Fisico_Pessoal.M24]+['file:///C:/Users/User/Desktop/SUBPLAN/PORTAL%20DA%20TRANSPAR%CANCIA/PORTARIAS%20SOF/2021/Dezembro/3%20-%20MPDFT/anexo_i_-_tabela_1.xls'#Quantitativo_Fisico_Pessoal_Ser.M26]+['file:///C:/Users/User/Desktop/SUBPLAN/PORTAL%20DA%20TRANSPAR%CANCIA/PORTARIAS%20SOF/2021/Dezembro/4%20-%20MPT/Anexo_1_Tabela_1_Quantitativo_Servidores_2021_12_MPT.ods'#Anexo_1_Tabela_1_Quantitativo_S.M28]+['file:///C:/Users/User/Desktop/SUBPLAN/PORTAL%20DA%20TRANSPAR%CANCIA/PORTARIAS%20SOF/2021/Dezembro/5%20-%20ESMPU/AnexoIServidoresESMPUDEZ2021.ods'#Quantitativo_Fisico_Pessoal_Ser.M26]" table:style-name="ce6">
            <text:p>6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783" table:formula="of:=['file:///C:/Users/User/Desktop/SUBPLAN/PORTAL%20DA%20TRANSPAR%CANCIA/PORTARIAS%20SOF/2021/Dezembro/1%20-%20MPF/anexo_I_servidores_2021_ods.ods'#Anexo_1_Tabela_1_Quantitativo_F.E30]+['file:///C:/Users/User/Desktop/SUBPLAN/PORTAL%20DA%20TRANSPAR%CANCIA/PORTARIAS%20SOF/2021/Dezembro/2%20-%20MPM/Anexo-I-tabela-1-Quantitativo_Fisico_Pessoal_Servidores-DAP.ods'#Quantitativo_Fisico_Pessoal.E25]+['file:///C:/Users/User/Desktop/SUBPLAN/PORTAL%20DA%20TRANSPAR%CANCIA/PORTARIAS%20SOF/2021/Dezembro/3%20-%20MPDFT/anexo_i_-_tabela_1.xls'#Quantitativo_Fisico_Pessoal_Ser.E27]+['file:///C:/Users/User/Desktop/SUBPLAN/PORTAL%20DA%20TRANSPAR%CANCIA/PORTARIAS%20SOF/2021/Dezembro/4%20-%20MPT/Anexo_1_Tabela_1_Quantitativo_Servidores_2021_12_MPT.ods'#Anexo_1_Tabela_1_Quantitativo_S.E29]+['file:///C:/Users/User/Desktop/SUBPLAN/PORTAL%20DA%20TRANSPAR%CANCIA/PORTARIAS%20SOF/2021/Dezembro/5%20-%20ESMPU/AnexoIServidoresESMPUDEZ2021.ods'#Quantitativo_Fisico_Pessoal_Ser.E27]" table:style-name="ce6">
            <text:p>783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H30]+['file:///C:/Users/User/Desktop/SUBPLAN/PORTAL%20DA%20TRANSPAR%CANCIA/PORTARIAS%20SOF/2021/Dezembro/2%20-%20MPM/Anexo-I-tabela-1-Quantitativo_Fisico_Pessoal_Servidores-DAP.ods'#Quantitativo_Fisico_Pessoal.F25]+['file:///C:/Users/User/Desktop/SUBPLAN/PORTAL%20DA%20TRANSPAR%CANCIA/PORTARIAS%20SOF/2021/Dezembro/3%20-%20MPDFT/anexo_i_-_tabela_1.xls'#Quantitativo_Fisico_Pessoal_Ser.F27]+['file:///C:/Users/User/Desktop/SUBPLAN/PORTAL%20DA%20TRANSPAR%CANCIA/PORTARIAS%20SOF/2021/Dezembro/4%20-%20MPT/Anexo_1_Tabela_1_Quantitativo_Servidores_2021_12_MPT.ods'#Anexo_1_Tabela_1_Quantitativo_S.F29]+['file:///C:/Users/User/Desktop/SUBPLAN/PORTAL%20DA%20TRANSPAR%CANCIA/PORTARIAS%20SOF/2021/Dezembro/5%20-%20ESMPU/AnexoIServidoresESMPUDEZ2021.ods'#Quantitativo_Fisico_Pessoal_Ser.F27]" table:style-name="ce6">
            <text:p>0</text:p>
          </table:table-cell>
          <table:table-cell office:value-type="float" office:value="783" table:formula="of:=[.H27]+[.I27]" table:style-name="ce7">
            <text:p>783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Dezembro/1%20-%20MPF/anexo_I_servidores_2021_ods.ods'#Anexo_1_Tabela_1_Quantitativo_F.P30]+['file:///C:/Users/User/Desktop/SUBPLAN/PORTAL%20DA%20TRANSPAR%CANCIA/PORTARIAS%20SOF/2021/Dezembro/2%20-%20MPM/Anexo-I-tabela-1-Quantitativo_Fisico_Pessoal_Servidores-DAP.ods'#Quantitativo_Fisico_Pessoal.J25]+['file:///C:/Users/User/Desktop/SUBPLAN/PORTAL%20DA%20TRANSPAR%CANCIA/PORTARIAS%20SOF/2021/Dezembro/3%20-%20MPDFT/anexo_i_-_tabela_1.xls'#Quantitativo_Fisico_Pessoal_Ser.J27]+['file:///C:/Users/User/Desktop/SUBPLAN/PORTAL%20DA%20TRANSPAR%CANCIA/PORTARIAS%20SOF/2021/Dezembro/4%20-%20MPT/Anexo_1_Tabela_1_Quantitativo_Servidores_2021_12_MPT.ods'#Anexo_1_Tabela_1_Quantitativo_S.J29]+['file:///C:/Users/User/Desktop/SUBPLAN/PORTAL%20DA%20TRANSPAR%CANCIA/PORTARIAS%20SOF/2021/Dezembro/5%20-%20ESMPU/AnexoIServidoresESMPUDEZ2021.ods'#Quantitativo_Fisico_Pessoal_Ser.J27]" table:style-name="ce6">
            <text:p>1</text:p>
          </table:table-cell>
          <table:table-cell office:value-type="float" office:value="5" table:formula="of:=['file:///C:/Users/User/Desktop/SUBPLAN/PORTAL%20DA%20TRANSPAR%CANCIA/PORTARIAS%20SOF/2021/Dezembro/1%20-%20MPF/anexo_I_servidores_2021_ods.ods'#Anexo_1_Tabela_1_Quantitativo_F.Q30]+['file:///C:/Users/User/Desktop/SUBPLAN/PORTAL%20DA%20TRANSPAR%CANCIA/PORTARIAS%20SOF/2021/Dezembro/2%20-%20MPM/Anexo-I-tabela-1-Quantitativo_Fisico_Pessoal_Servidores-DAP.ods'#Quantitativo_Fisico_Pessoal.K25]+['file:///C:/Users/User/Desktop/SUBPLAN/PORTAL%20DA%20TRANSPAR%CANCIA/PORTARIAS%20SOF/2021/Dezembro/3%20-%20MPDFT/anexo_i_-_tabela_1.xls'#Quantitativo_Fisico_Pessoal_Ser.K27]+['file:///C:/Users/User/Desktop/SUBPLAN/PORTAL%20DA%20TRANSPAR%CANCIA/PORTARIAS%20SOF/2021/Dezembro/4%20-%20MPT/Anexo_1_Tabela_1_Quantitativo_Servidores_2021_12_MPT.ods'#Anexo_1_Tabela_1_Quantitativo_S.K29]+['file:///C:/Users/User/Desktop/SUBPLAN/PORTAL%20DA%20TRANSPAR%CANCIA/PORTARIAS%20SOF/2021/Dezembro/5%20-%20ESMPU/AnexoIServidoresESMPUDEZ2021.ods'#Quantitativo_Fisico_Pessoal_Ser.K27]" table:style-name="ce6">
            <text:p>5</text:p>
          </table:table-cell>
          <table:table-cell office:value-type="float" office:value="6" table:formula="of:=[.M27]+[.N27]" table:style-name="ce7">
            <text:p>6</text:p>
          </table:table-cell>
          <table:table-cell office:value-type="float" office:value="7" table:formula="of:=['file:///C:/Users/User/Desktop/SUBPLAN/PORTAL%20DA%20TRANSPAR%CANCIA/PORTARIAS%20SOF/2021/Dezembro/1%20-%20MPF/anexo_I_servidores_2021_ods.ods'#Anexo_1_Tabela_1_Quantitativo_F.T30]+['file:///C:/Users/User/Desktop/SUBPLAN/PORTAL%20DA%20TRANSPAR%CANCIA/PORTARIAS%20SOF/2021/Dezembro/2%20-%20MPM/Anexo-I-tabela-1-Quantitativo_Fisico_Pessoal_Servidores-DAP.ods'#Quantitativo_Fisico_Pessoal.M25]+['file:///C:/Users/User/Desktop/SUBPLAN/PORTAL%20DA%20TRANSPAR%CANCIA/PORTARIAS%20SOF/2021/Dezembro/3%20-%20MPDFT/anexo_i_-_tabela_1.xls'#Quantitativo_Fisico_Pessoal_Ser.M27]+['file:///C:/Users/User/Desktop/SUBPLAN/PORTAL%20DA%20TRANSPAR%CANCIA/PORTARIAS%20SOF/2021/Dezembro/4%20-%20MPT/Anexo_1_Tabela_1_Quantitativo_Servidores_2021_12_MPT.ods'#Anexo_1_Tabela_1_Quantitativo_S.M29]+['file:///C:/Users/User/Desktop/SUBPLAN/PORTAL%20DA%20TRANSPAR%CANCIA/PORTARIAS%20SOF/2021/Dezembro/5%20-%20ESMPU/AnexoIServidoresESMPUDEZ2021.ods'#Quantitativo_Fisico_Pessoal_Ser.M27]" table:style-name="ce6">
            <text:p>7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5" table:style-name="ce16">
            <text:p>B</text:p>
          </table:table-cell>
          <table:covered-table-cell/>
          <table:table-cell office:value-type="string" table:style-name="ce5">
            <text:p>8</text:p>
          </table:table-cell>
          <table:table-cell office:value-type="float" office:value="572" table:formula="of:=['file:///C:/Users/User/Desktop/SUBPLAN/PORTAL%20DA%20TRANSPAR%CANCIA/PORTARIAS%20SOF/2021/Dezembro/1%20-%20MPF/anexo_I_servidores_2021_ods.ods'#Anexo_1_Tabela_1_Quantitativo_F.E31]+['file:///C:/Users/User/Desktop/SUBPLAN/PORTAL%20DA%20TRANSPAR%CANCIA/PORTARIAS%20SOF/2021/Dezembro/2%20-%20MPM/Anexo-I-tabela-1-Quantitativo_Fisico_Pessoal_Servidores-DAP.ods'#Quantitativo_Fisico_Pessoal.E26]+['file:///C:/Users/User/Desktop/SUBPLAN/PORTAL%20DA%20TRANSPAR%CANCIA/PORTARIAS%20SOF/2021/Dezembro/3%20-%20MPDFT/anexo_i_-_tabela_1.xls'#Quantitativo_Fisico_Pessoal_Ser.E28]+['file:///C:/Users/User/Desktop/SUBPLAN/PORTAL%20DA%20TRANSPAR%CANCIA/PORTARIAS%20SOF/2021/Dezembro/4%20-%20MPT/Anexo_1_Tabela_1_Quantitativo_Servidores_2021_12_MPT.ods'#Anexo_1_Tabela_1_Quantitativo_S.E30]+['file:///C:/Users/User/Desktop/SUBPLAN/PORTAL%20DA%20TRANSPAR%CANCIA/PORTARIAS%20SOF/2021/Dezembro/5%20-%20ESMPU/AnexoIServidoresESMPUDEZ2021.ods'#Quantitativo_Fisico_Pessoal_Ser.E28]" table:style-name="ce6">
            <text:p>572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H31]+['file:///C:/Users/User/Desktop/SUBPLAN/PORTAL%20DA%20TRANSPAR%CANCIA/PORTARIAS%20SOF/2021/Dezembro/2%20-%20MPM/Anexo-I-tabela-1-Quantitativo_Fisico_Pessoal_Servidores-DAP.ods'#Quantitativo_Fisico_Pessoal.F26]+['file:///C:/Users/User/Desktop/SUBPLAN/PORTAL%20DA%20TRANSPAR%CANCIA/PORTARIAS%20SOF/2021/Dezembro/3%20-%20MPDFT/anexo_i_-_tabela_1.xls'#Quantitativo_Fisico_Pessoal_Ser.F28]+['file:///C:/Users/User/Desktop/SUBPLAN/PORTAL%20DA%20TRANSPAR%CANCIA/PORTARIAS%20SOF/2021/Dezembro/4%20-%20MPT/Anexo_1_Tabela_1_Quantitativo_Servidores_2021_12_MPT.ods'#Anexo_1_Tabela_1_Quantitativo_S.F30]+['file:///C:/Users/User/Desktop/SUBPLAN/PORTAL%20DA%20TRANSPAR%CANCIA/PORTARIAS%20SOF/2021/Dezembro/5%20-%20ESMPU/AnexoIServidoresESMPUDEZ2021.ods'#Quantitativo_Fisico_Pessoal_Ser.F28]" table:style-name="ce6">
            <text:p>1</text:p>
          </table:table-cell>
          <table:table-cell office:value-type="float" office:value="573" table:formula="of:=[.H28]+[.I28]" table:style-name="ce7">
            <text:p>573</text:p>
          </table:table-cell>
          <table:covered-table-cell/>
          <table:covered-table-cell/>
          <table:table-cell office:value-type="float" office:value="8" table:formula="of:=['file:///C:/Users/User/Desktop/SUBPLAN/PORTAL%20DA%20TRANSPAR%CANCIA/PORTARIAS%20SOF/2021/Dezembro/1%20-%20MPF/anexo_I_servidores_2021_ods.ods'#Anexo_1_Tabela_1_Quantitativo_F.P31]+['file:///C:/Users/User/Desktop/SUBPLAN/PORTAL%20DA%20TRANSPAR%CANCIA/PORTARIAS%20SOF/2021/Dezembro/2%20-%20MPM/Anexo-I-tabela-1-Quantitativo_Fisico_Pessoal_Servidores-DAP.ods'#Quantitativo_Fisico_Pessoal.J26]+['file:///C:/Users/User/Desktop/SUBPLAN/PORTAL%20DA%20TRANSPAR%CANCIA/PORTARIAS%20SOF/2021/Dezembro/3%20-%20MPDFT/anexo_i_-_tabela_1.xls'#Quantitativo_Fisico_Pessoal_Ser.J28]+['file:///C:/Users/User/Desktop/SUBPLAN/PORTAL%20DA%20TRANSPAR%CANCIA/PORTARIAS%20SOF/2021/Dezembro/4%20-%20MPT/Anexo_1_Tabela_1_Quantitativo_Servidores_2021_12_MPT.ods'#Anexo_1_Tabela_1_Quantitativo_S.J30]+['file:///C:/Users/User/Desktop/SUBPLAN/PORTAL%20DA%20TRANSPAR%CANCIA/PORTARIAS%20SOF/2021/Dezembro/5%20-%20ESMPU/AnexoIServidoresESMPUDEZ2021.ods'#Quantitativo_Fisico_Pessoal_Ser.J28]" table:style-name="ce6">
            <text:p>8</text:p>
          </table:table-cell>
          <table:table-cell office:value-type="float" office:value="2" table:formula="of:=['file:///C:/Users/User/Desktop/SUBPLAN/PORTAL%20DA%20TRANSPAR%CANCIA/PORTARIAS%20SOF/2021/Dezembro/1%20-%20MPF/anexo_I_servidores_2021_ods.ods'#Anexo_1_Tabela_1_Quantitativo_F.Q31]+['file:///C:/Users/User/Desktop/SUBPLAN/PORTAL%20DA%20TRANSPAR%CANCIA/PORTARIAS%20SOF/2021/Dezembro/2%20-%20MPM/Anexo-I-tabela-1-Quantitativo_Fisico_Pessoal_Servidores-DAP.ods'#Quantitativo_Fisico_Pessoal.K26]+['file:///C:/Users/User/Desktop/SUBPLAN/PORTAL%20DA%20TRANSPAR%CANCIA/PORTARIAS%20SOF/2021/Dezembro/3%20-%20MPDFT/anexo_i_-_tabela_1.xls'#Quantitativo_Fisico_Pessoal_Ser.K28]+['file:///C:/Users/User/Desktop/SUBPLAN/PORTAL%20DA%20TRANSPAR%CANCIA/PORTARIAS%20SOF/2021/Dezembro/4%20-%20MPT/Anexo_1_Tabela_1_Quantitativo_Servidores_2021_12_MPT.ods'#Anexo_1_Tabela_1_Quantitativo_S.K30]+['file:///C:/Users/User/Desktop/SUBPLAN/PORTAL%20DA%20TRANSPAR%CANCIA/PORTARIAS%20SOF/2021/Dezembro/5%20-%20ESMPU/AnexoIServidoresESMPUDEZ2021.ods'#Quantitativo_Fisico_Pessoal_Ser.K28]" table:style-name="ce6">
            <text:p>2</text:p>
          </table:table-cell>
          <table:table-cell office:value-type="float" office:value="10" table:formula="of:=[.M28]+[.N28]" table:style-name="ce7">
            <text:p>10</text:p>
          </table:table-cell>
          <table:table-cell office:value-type="float" office:value="2" table:formula="of:=['file:///C:/Users/User/Desktop/SUBPLAN/PORTAL%20DA%20TRANSPAR%CANCIA/PORTARIAS%20SOF/2021/Dezembro/1%20-%20MPF/anexo_I_servidores_2021_ods.ods'#Anexo_1_Tabela_1_Quantitativo_F.T31]+['file:///C:/Users/User/Desktop/SUBPLAN/PORTAL%20DA%20TRANSPAR%CANCIA/PORTARIAS%20SOF/2021/Dezembro/2%20-%20MPM/Anexo-I-tabela-1-Quantitativo_Fisico_Pessoal_Servidores-DAP.ods'#Quantitativo_Fisico_Pessoal.M26]+['file:///C:/Users/User/Desktop/SUBPLAN/PORTAL%20DA%20TRANSPAR%CANCIA/PORTARIAS%20SOF/2021/Dezembro/3%20-%20MPDFT/anexo_i_-_tabela_1.xls'#Quantitativo_Fisico_Pessoal_Ser.M28]+['file:///C:/Users/User/Desktop/SUBPLAN/PORTAL%20DA%20TRANSPAR%CANCIA/PORTARIAS%20SOF/2021/Dezembro/4%20-%20MPT/Anexo_1_Tabela_1_Quantitativo_Servidores_2021_12_MPT.ods'#Anexo_1_Tabela_1_Quantitativo_S.M30]+['file:///C:/Users/User/Desktop/SUBPLAN/PORTAL%20DA%20TRANSPAR%CANCIA/PORTARIAS%20SOF/2021/Dezembro/5%20-%20ESMPU/AnexoIServidoresESMPUDEZ2021.ods'#Quantitativo_Fisico_Pessoal_Ser.M28]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631" table:formula="of:=['file:///C:/Users/User/Desktop/SUBPLAN/PORTAL%20DA%20TRANSPAR%CANCIA/PORTARIAS%20SOF/2021/Dezembro/1%20-%20MPF/anexo_I_servidores_2021_ods.ods'#Anexo_1_Tabela_1_Quantitativo_F.E32]+['file:///C:/Users/User/Desktop/SUBPLAN/PORTAL%20DA%20TRANSPAR%CANCIA/PORTARIAS%20SOF/2021/Dezembro/2%20-%20MPM/Anexo-I-tabela-1-Quantitativo_Fisico_Pessoal_Servidores-DAP.ods'#Quantitativo_Fisico_Pessoal.E27]+['file:///C:/Users/User/Desktop/SUBPLAN/PORTAL%20DA%20TRANSPAR%CANCIA/PORTARIAS%20SOF/2021/Dezembro/3%20-%20MPDFT/anexo_i_-_tabela_1.xls'#Quantitativo_Fisico_Pessoal_Ser.E29]+['file:///C:/Users/User/Desktop/SUBPLAN/PORTAL%20DA%20TRANSPAR%CANCIA/PORTARIAS%20SOF/2021/Dezembro/4%20-%20MPT/Anexo_1_Tabela_1_Quantitativo_Servidores_2021_12_MPT.ods'#Anexo_1_Tabela_1_Quantitativo_S.E31]+['file:///C:/Users/User/Desktop/SUBPLAN/PORTAL%20DA%20TRANSPAR%CANCIA/PORTARIAS%20SOF/2021/Dezembro/5%20-%20ESMPU/AnexoIServidoresESMPUDEZ2021.ods'#Quantitativo_Fisico_Pessoal_Ser.E29]" table:style-name="ce6">
            <text:p>631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H32]+['file:///C:/Users/User/Desktop/SUBPLAN/PORTAL%20DA%20TRANSPAR%CANCIA/PORTARIAS%20SOF/2021/Dezembro/2%20-%20MPM/Anexo-I-tabela-1-Quantitativo_Fisico_Pessoal_Servidores-DAP.ods'#Quantitativo_Fisico_Pessoal.F27]+['file:///C:/Users/User/Desktop/SUBPLAN/PORTAL%20DA%20TRANSPAR%CANCIA/PORTARIAS%20SOF/2021/Dezembro/3%20-%20MPDFT/anexo_i_-_tabela_1.xls'#Quantitativo_Fisico_Pessoal_Ser.F29]+['file:///C:/Users/User/Desktop/SUBPLAN/PORTAL%20DA%20TRANSPAR%CANCIA/PORTARIAS%20SOF/2021/Dezembro/4%20-%20MPT/Anexo_1_Tabela_1_Quantitativo_Servidores_2021_12_MPT.ods'#Anexo_1_Tabela_1_Quantitativo_S.F31]+['file:///C:/Users/User/Desktop/SUBPLAN/PORTAL%20DA%20TRANSPAR%CANCIA/PORTARIAS%20SOF/2021/Dezembro/5%20-%20ESMPU/AnexoIServidoresESMPUDEZ2021.ods'#Quantitativo_Fisico_Pessoal_Ser.F29]" table:style-name="ce6">
            <text:p>0</text:p>
          </table:table-cell>
          <table:table-cell office:value-type="float" office:value="631" table:formula="of:=[.H29]+[.I29]" table:style-name="ce7">
            <text:p>631</text:p>
          </table:table-cell>
          <table:covered-table-cell/>
          <table:covered-table-cell/>
          <table:table-cell office:value-type="float" office:value="5" table:formula="of:=['file:///C:/Users/User/Desktop/SUBPLAN/PORTAL%20DA%20TRANSPAR%CANCIA/PORTARIAS%20SOF/2021/Dezembro/1%20-%20MPF/anexo_I_servidores_2021_ods.ods'#Anexo_1_Tabela_1_Quantitativo_F.P32]+['file:///C:/Users/User/Desktop/SUBPLAN/PORTAL%20DA%20TRANSPAR%CANCIA/PORTARIAS%20SOF/2021/Dezembro/2%20-%20MPM/Anexo-I-tabela-1-Quantitativo_Fisico_Pessoal_Servidores-DAP.ods'#Quantitativo_Fisico_Pessoal.J27]+['file:///C:/Users/User/Desktop/SUBPLAN/PORTAL%20DA%20TRANSPAR%CANCIA/PORTARIAS%20SOF/2021/Dezembro/3%20-%20MPDFT/anexo_i_-_tabela_1.xls'#Quantitativo_Fisico_Pessoal_Ser.J29]+['file:///C:/Users/User/Desktop/SUBPLAN/PORTAL%20DA%20TRANSPAR%CANCIA/PORTARIAS%20SOF/2021/Dezembro/4%20-%20MPT/Anexo_1_Tabela_1_Quantitativo_Servidores_2021_12_MPT.ods'#Anexo_1_Tabela_1_Quantitativo_S.J31]+['file:///C:/Users/User/Desktop/SUBPLAN/PORTAL%20DA%20TRANSPAR%CANCIA/PORTARIAS%20SOF/2021/Dezembro/5%20-%20ESMPU/AnexoIServidoresESMPUDEZ2021.ods'#Quantitativo_Fisico_Pessoal_Ser.J29]" table:style-name="ce6">
            <text:p>5</text:p>
          </table:table-cell>
          <table:table-cell office:value-type="float" office:value="6" table:formula="of:=['file:///C:/Users/User/Desktop/SUBPLAN/PORTAL%20DA%20TRANSPAR%CANCIA/PORTARIAS%20SOF/2021/Dezembro/1%20-%20MPF/anexo_I_servidores_2021_ods.ods'#Anexo_1_Tabela_1_Quantitativo_F.Q32]+['file:///C:/Users/User/Desktop/SUBPLAN/PORTAL%20DA%20TRANSPAR%CANCIA/PORTARIAS%20SOF/2021/Dezembro/2%20-%20MPM/Anexo-I-tabela-1-Quantitativo_Fisico_Pessoal_Servidores-DAP.ods'#Quantitativo_Fisico_Pessoal.K27]+['file:///C:/Users/User/Desktop/SUBPLAN/PORTAL%20DA%20TRANSPAR%CANCIA/PORTARIAS%20SOF/2021/Dezembro/3%20-%20MPDFT/anexo_i_-_tabela_1.xls'#Quantitativo_Fisico_Pessoal_Ser.K29]+['file:///C:/Users/User/Desktop/SUBPLAN/PORTAL%20DA%20TRANSPAR%CANCIA/PORTARIAS%20SOF/2021/Dezembro/4%20-%20MPT/Anexo_1_Tabela_1_Quantitativo_Servidores_2021_12_MPT.ods'#Anexo_1_Tabela_1_Quantitativo_S.K31]+['file:///C:/Users/User/Desktop/SUBPLAN/PORTAL%20DA%20TRANSPAR%CANCIA/PORTARIAS%20SOF/2021/Dezembro/5%20-%20ESMPU/AnexoIServidoresESMPUDEZ2021.ods'#Quantitativo_Fisico_Pessoal_Ser.K29]" table:style-name="ce6">
            <text:p>6</text:p>
          </table:table-cell>
          <table:table-cell office:value-type="float" office:value="11" table:formula="of:=[.M29]+[.N29]" table:style-name="ce7">
            <text:p>11</text:p>
          </table:table-cell>
          <table:table-cell office:value-type="float" office:value="8" table:formula="of:=['file:///C:/Users/User/Desktop/SUBPLAN/PORTAL%20DA%20TRANSPAR%CANCIA/PORTARIAS%20SOF/2021/Dezembro/1%20-%20MPF/anexo_I_servidores_2021_ods.ods'#Anexo_1_Tabela_1_Quantitativo_F.T32]+['file:///C:/Users/User/Desktop/SUBPLAN/PORTAL%20DA%20TRANSPAR%CANCIA/PORTARIAS%20SOF/2021/Dezembro/2%20-%20MPM/Anexo-I-tabela-1-Quantitativo_Fisico_Pessoal_Servidores-DAP.ods'#Quantitativo_Fisico_Pessoal.M27]+['file:///C:/Users/User/Desktop/SUBPLAN/PORTAL%20DA%20TRANSPAR%CANCIA/PORTARIAS%20SOF/2021/Dezembro/3%20-%20MPDFT/anexo_i_-_tabela_1.xls'#Quantitativo_Fisico_Pessoal_Ser.M29]+['file:///C:/Users/User/Desktop/SUBPLAN/PORTAL%20DA%20TRANSPAR%CANCIA/PORTARIAS%20SOF/2021/Dezembro/4%20-%20MPT/Anexo_1_Tabela_1_Quantitativo_Servidores_2021_12_MPT.ods'#Anexo_1_Tabela_1_Quantitativo_S.M31]+['file:///C:/Users/User/Desktop/SUBPLAN/PORTAL%20DA%20TRANSPAR%CANCIA/PORTARIAS%20SOF/2021/Dezembro/5%20-%20ESMPU/AnexoIServidoresESMPUDEZ2021.ods'#Quantitativo_Fisico_Pessoal_Ser.M29]" table:style-name="ce6">
            <text:p>8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201" table:formula="of:=['file:///C:/Users/User/Desktop/SUBPLAN/PORTAL%20DA%20TRANSPAR%CANCIA/PORTARIAS%20SOF/2021/Dezembro/1%20-%20MPF/anexo_I_servidores_2021_ods.ods'#Anexo_1_Tabela_1_Quantitativo_F.E33]+['file:///C:/Users/User/Desktop/SUBPLAN/PORTAL%20DA%20TRANSPAR%CANCIA/PORTARIAS%20SOF/2021/Dezembro/2%20-%20MPM/Anexo-I-tabela-1-Quantitativo_Fisico_Pessoal_Servidores-DAP.ods'#Quantitativo_Fisico_Pessoal.E28]+['file:///C:/Users/User/Desktop/SUBPLAN/PORTAL%20DA%20TRANSPAR%CANCIA/PORTARIAS%20SOF/2021/Dezembro/3%20-%20MPDFT/anexo_i_-_tabela_1.xls'#Quantitativo_Fisico_Pessoal_Ser.E30]+['file:///C:/Users/User/Desktop/SUBPLAN/PORTAL%20DA%20TRANSPAR%CANCIA/PORTARIAS%20SOF/2021/Dezembro/4%20-%20MPT/Anexo_1_Tabela_1_Quantitativo_Servidores_2021_12_MPT.ods'#Anexo_1_Tabela_1_Quantitativo_S.E32]+['file:///C:/Users/User/Desktop/SUBPLAN/PORTAL%20DA%20TRANSPAR%CANCIA/PORTARIAS%20SOF/2021/Dezembro/5%20-%20ESMPU/AnexoIServidoresESMPUDEZ2021.ods'#Quantitativo_Fisico_Pessoal_Ser.E30]" table:style-name="ce6">
            <text:p>201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H33]+['file:///C:/Users/User/Desktop/SUBPLAN/PORTAL%20DA%20TRANSPAR%CANCIA/PORTARIAS%20SOF/2021/Dezembro/2%20-%20MPM/Anexo-I-tabela-1-Quantitativo_Fisico_Pessoal_Servidores-DAP.ods'#Quantitativo_Fisico_Pessoal.F28]+['file:///C:/Users/User/Desktop/SUBPLAN/PORTAL%20DA%20TRANSPAR%CANCIA/PORTARIAS%20SOF/2021/Dezembro/3%20-%20MPDFT/anexo_i_-_tabela_1.xls'#Quantitativo_Fisico_Pessoal_Ser.F30]+['file:///C:/Users/User/Desktop/SUBPLAN/PORTAL%20DA%20TRANSPAR%CANCIA/PORTARIAS%20SOF/2021/Dezembro/4%20-%20MPT/Anexo_1_Tabela_1_Quantitativo_Servidores_2021_12_MPT.ods'#Anexo_1_Tabela_1_Quantitativo_S.F32]+['file:///C:/Users/User/Desktop/SUBPLAN/PORTAL%20DA%20TRANSPAR%CANCIA/PORTARIAS%20SOF/2021/Dezembro/5%20-%20ESMPU/AnexoIServidoresESMPUDEZ2021.ods'#Quantitativo_Fisico_Pessoal_Ser.F30]" table:style-name="ce6">
            <text:p>0</text:p>
          </table:table-cell>
          <table:table-cell office:value-type="float" office:value="201" table:formula="of:=[.H30]+[.I30]" table:style-name="ce7">
            <text:p>201</text:p>
          </table:table-cell>
          <table:covered-table-cell/>
          <table:covered-table-cell/>
          <table:table-cell office:value-type="float" office:value="2" table:formula="of:=['file:///C:/Users/User/Desktop/SUBPLAN/PORTAL%20DA%20TRANSPAR%CANCIA/PORTARIAS%20SOF/2021/Dezembro/1%20-%20MPF/anexo_I_servidores_2021_ods.ods'#Anexo_1_Tabela_1_Quantitativo_F.P33]+['file:///C:/Users/User/Desktop/SUBPLAN/PORTAL%20DA%20TRANSPAR%CANCIA/PORTARIAS%20SOF/2021/Dezembro/2%20-%20MPM/Anexo-I-tabela-1-Quantitativo_Fisico_Pessoal_Servidores-DAP.ods'#Quantitativo_Fisico_Pessoal.J28]+['file:///C:/Users/User/Desktop/SUBPLAN/PORTAL%20DA%20TRANSPAR%CANCIA/PORTARIAS%20SOF/2021/Dezembro/3%20-%20MPDFT/anexo_i_-_tabela_1.xls'#Quantitativo_Fisico_Pessoal_Ser.J30]+['file:///C:/Users/User/Desktop/SUBPLAN/PORTAL%20DA%20TRANSPAR%CANCIA/PORTARIAS%20SOF/2021/Dezembro/4%20-%20MPT/Anexo_1_Tabela_1_Quantitativo_Servidores_2021_12_MPT.ods'#Anexo_1_Tabela_1_Quantitativo_S.J32]+['file:///C:/Users/User/Desktop/SUBPLAN/PORTAL%20DA%20TRANSPAR%CANCIA/PORTARIAS%20SOF/2021/Dezembro/5%20-%20ESMPU/AnexoIServidoresESMPUDEZ2021.ods'#Quantitativo_Fisico_Pessoal_Ser.J30]" table:style-name="ce6">
            <text:p>2</text:p>
          </table:table-cell>
          <table:table-cell office:value-type="float" office:value="3" table:formula="of:=['file:///C:/Users/User/Desktop/SUBPLAN/PORTAL%20DA%20TRANSPAR%CANCIA/PORTARIAS%20SOF/2021/Dezembro/1%20-%20MPF/anexo_I_servidores_2021_ods.ods'#Anexo_1_Tabela_1_Quantitativo_F.Q33]+['file:///C:/Users/User/Desktop/SUBPLAN/PORTAL%20DA%20TRANSPAR%CANCIA/PORTARIAS%20SOF/2021/Dezembro/2%20-%20MPM/Anexo-I-tabela-1-Quantitativo_Fisico_Pessoal_Servidores-DAP.ods'#Quantitativo_Fisico_Pessoal.K28]+['file:///C:/Users/User/Desktop/SUBPLAN/PORTAL%20DA%20TRANSPAR%CANCIA/PORTARIAS%20SOF/2021/Dezembro/3%20-%20MPDFT/anexo_i_-_tabela_1.xls'#Quantitativo_Fisico_Pessoal_Ser.K30]+['file:///C:/Users/User/Desktop/SUBPLAN/PORTAL%20DA%20TRANSPAR%CANCIA/PORTARIAS%20SOF/2021/Dezembro/4%20-%20MPT/Anexo_1_Tabela_1_Quantitativo_Servidores_2021_12_MPT.ods'#Anexo_1_Tabela_1_Quantitativo_S.K32]+['file:///C:/Users/User/Desktop/SUBPLAN/PORTAL%20DA%20TRANSPAR%CANCIA/PORTARIAS%20SOF/2021/Dezembro/5%20-%20ESMPU/AnexoIServidoresESMPUDEZ2021.ods'#Quantitativo_Fisico_Pessoal_Ser.K30]" table:style-name="ce6">
            <text:p>3</text:p>
          </table:table-cell>
          <table:table-cell office:value-type="float" office:value="5" table:formula="of:=[.M30]+[.N30]" table:style-name="ce7">
            <text:p>5</text:p>
          </table:table-cell>
          <table:table-cell office:value-type="float" office:value="4" table:formula="of:=['file:///C:/Users/User/Desktop/SUBPLAN/PORTAL%20DA%20TRANSPAR%CANCIA/PORTARIAS%20SOF/2021/Dezembro/1%20-%20MPF/anexo_I_servidores_2021_ods.ods'#Anexo_1_Tabela_1_Quantitativo_F.T33]+['file:///C:/Users/User/Desktop/SUBPLAN/PORTAL%20DA%20TRANSPAR%CANCIA/PORTARIAS%20SOF/2021/Dezembro/2%20-%20MPM/Anexo-I-tabela-1-Quantitativo_Fisico_Pessoal_Servidores-DAP.ods'#Quantitativo_Fisico_Pessoal.M28]+['file:///C:/Users/User/Desktop/SUBPLAN/PORTAL%20DA%20TRANSPAR%CANCIA/PORTARIAS%20SOF/2021/Dezembro/3%20-%20MPDFT/anexo_i_-_tabela_1.xls'#Quantitativo_Fisico_Pessoal_Ser.M30]+['file:///C:/Users/User/Desktop/SUBPLAN/PORTAL%20DA%20TRANSPAR%CANCIA/PORTARIAS%20SOF/2021/Dezembro/4%20-%20MPT/Anexo_1_Tabela_1_Quantitativo_Servidores_2021_12_MPT.ods'#Anexo_1_Tabela_1_Quantitativo_S.M32]+['file:///C:/Users/User/Desktop/SUBPLAN/PORTAL%20DA%20TRANSPAR%CANCIA/PORTARIAS%20SOF/2021/Dezembro/5%20-%20ESMPU/AnexoIServidoresESMPUDEZ2021.ods'#Quantitativo_Fisico_Pessoal_Ser.M30]" table:style-name="ce6">
            <text:p>4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310" table:formula="of:=['file:///C:/Users/User/Desktop/SUBPLAN/PORTAL%20DA%20TRANSPAR%CANCIA/PORTARIAS%20SOF/2021/Dezembro/1%20-%20MPF/anexo_I_servidores_2021_ods.ods'#Anexo_1_Tabela_1_Quantitativo_F.E34]+['file:///C:/Users/User/Desktop/SUBPLAN/PORTAL%20DA%20TRANSPAR%CANCIA/PORTARIAS%20SOF/2021/Dezembro/2%20-%20MPM/Anexo-I-tabela-1-Quantitativo_Fisico_Pessoal_Servidores-DAP.ods'#Quantitativo_Fisico_Pessoal.E29]+['file:///C:/Users/User/Desktop/SUBPLAN/PORTAL%20DA%20TRANSPAR%CANCIA/PORTARIAS%20SOF/2021/Dezembro/3%20-%20MPDFT/anexo_i_-_tabela_1.xls'#Quantitativo_Fisico_Pessoal_Ser.E31]+['file:///C:/Users/User/Desktop/SUBPLAN/PORTAL%20DA%20TRANSPAR%CANCIA/PORTARIAS%20SOF/2021/Dezembro/4%20-%20MPT/Anexo_1_Tabela_1_Quantitativo_Servidores_2021_12_MPT.ods'#Anexo_1_Tabela_1_Quantitativo_S.E33]+['file:///C:/Users/User/Desktop/SUBPLAN/PORTAL%20DA%20TRANSPAR%CANCIA/PORTARIAS%20SOF/2021/Dezembro/5%20-%20ESMPU/AnexoIServidoresESMPUDEZ2021.ods'#Quantitativo_Fisico_Pessoal_Ser.E31]" table:style-name="ce6">
            <text:p>310</text:p>
          </table:table-cell>
          <table:table-cell office:value-type="float" office:value="10" table:formula="of:=['file:///C:/Users/User/Desktop/SUBPLAN/PORTAL%20DA%20TRANSPAR%CANCIA/PORTARIAS%20SOF/2021/Dezembro/1%20-%20MPF/anexo_I_servidores_2021_ods.ods'#Anexo_1_Tabela_1_Quantitativo_F.H34]+['file:///C:/Users/User/Desktop/SUBPLAN/PORTAL%20DA%20TRANSPAR%CANCIA/PORTARIAS%20SOF/2021/Dezembro/2%20-%20MPM/Anexo-I-tabela-1-Quantitativo_Fisico_Pessoal_Servidores-DAP.ods'#Quantitativo_Fisico_Pessoal.F29]+['file:///C:/Users/User/Desktop/SUBPLAN/PORTAL%20DA%20TRANSPAR%CANCIA/PORTARIAS%20SOF/2021/Dezembro/3%20-%20MPDFT/anexo_i_-_tabela_1.xls'#Quantitativo_Fisico_Pessoal_Ser.F31]+['file:///C:/Users/User/Desktop/SUBPLAN/PORTAL%20DA%20TRANSPAR%CANCIA/PORTARIAS%20SOF/2021/Dezembro/4%20-%20MPT/Anexo_1_Tabela_1_Quantitativo_Servidores_2021_12_MPT.ods'#Anexo_1_Tabela_1_Quantitativo_S.F33]+['file:///C:/Users/User/Desktop/SUBPLAN/PORTAL%20DA%20TRANSPAR%CANCIA/PORTARIAS%20SOF/2021/Dezembro/5%20-%20ESMPU/AnexoIServidoresESMPUDEZ2021.ods'#Quantitativo_Fisico_Pessoal_Ser.F31]" table:style-name="ce6">
            <text:p>10</text:p>
          </table:table-cell>
          <table:table-cell office:value-type="float" office:value="320" table:formula="of:=[.H31]+[.I31]" table:style-name="ce7">
            <text:p>320</text:p>
          </table:table-cell>
          <table:covered-table-cell/>
          <table:covered-table-cell/>
          <table:table-cell office:value-type="float" office:value="3" table:formula="of:=['file:///C:/Users/User/Desktop/SUBPLAN/PORTAL%20DA%20TRANSPAR%CANCIA/PORTARIAS%20SOF/2021/Dezembro/1%20-%20MPF/anexo_I_servidores_2021_ods.ods'#Anexo_1_Tabela_1_Quantitativo_F.P34]+['file:///C:/Users/User/Desktop/SUBPLAN/PORTAL%20DA%20TRANSPAR%CANCIA/PORTARIAS%20SOF/2021/Dezembro/2%20-%20MPM/Anexo-I-tabela-1-Quantitativo_Fisico_Pessoal_Servidores-DAP.ods'#Quantitativo_Fisico_Pessoal.J29]+['file:///C:/Users/User/Desktop/SUBPLAN/PORTAL%20DA%20TRANSPAR%CANCIA/PORTARIAS%20SOF/2021/Dezembro/3%20-%20MPDFT/anexo_i_-_tabela_1.xls'#Quantitativo_Fisico_Pessoal_Ser.J31]+['file:///C:/Users/User/Desktop/SUBPLAN/PORTAL%20DA%20TRANSPAR%CANCIA/PORTARIAS%20SOF/2021/Dezembro/4%20-%20MPT/Anexo_1_Tabela_1_Quantitativo_Servidores_2021_12_MPT.ods'#Anexo_1_Tabela_1_Quantitativo_S.J33]+['file:///C:/Users/User/Desktop/SUBPLAN/PORTAL%20DA%20TRANSPAR%CANCIA/PORTARIAS%20SOF/2021/Dezembro/5%20-%20ESMPU/AnexoIServidoresESMPUDEZ2021.ods'#Quantitativo_Fisico_Pessoal_Ser.J31]" table:style-name="ce6">
            <text:p>3</text:p>
          </table:table-cell>
          <table:table-cell office:value-type="float" office:value="4" table:formula="of:=['file:///C:/Users/User/Desktop/SUBPLAN/PORTAL%20DA%20TRANSPAR%CANCIA/PORTARIAS%20SOF/2021/Dezembro/1%20-%20MPF/anexo_I_servidores_2021_ods.ods'#Anexo_1_Tabela_1_Quantitativo_F.Q34]+['file:///C:/Users/User/Desktop/SUBPLAN/PORTAL%20DA%20TRANSPAR%CANCIA/PORTARIAS%20SOF/2021/Dezembro/2%20-%20MPM/Anexo-I-tabela-1-Quantitativo_Fisico_Pessoal_Servidores-DAP.ods'#Quantitativo_Fisico_Pessoal.K29]+['file:///C:/Users/User/Desktop/SUBPLAN/PORTAL%20DA%20TRANSPAR%CANCIA/PORTARIAS%20SOF/2021/Dezembro/3%20-%20MPDFT/anexo_i_-_tabela_1.xls'#Quantitativo_Fisico_Pessoal_Ser.K31]+['file:///C:/Users/User/Desktop/SUBPLAN/PORTAL%20DA%20TRANSPAR%CANCIA/PORTARIAS%20SOF/2021/Dezembro/4%20-%20MPT/Anexo_1_Tabela_1_Quantitativo_Servidores_2021_12_MPT.ods'#Anexo_1_Tabela_1_Quantitativo_S.K33]+['file:///C:/Users/User/Desktop/SUBPLAN/PORTAL%20DA%20TRANSPAR%CANCIA/PORTARIAS%20SOF/2021/Dezembro/5%20-%20ESMPU/AnexoIServidoresESMPUDEZ2021.ods'#Quantitativo_Fisico_Pessoal_Ser.K31]" table:style-name="ce6">
            <text:p>4</text:p>
          </table:table-cell>
          <table:table-cell office:value-type="float" office:value="7" table:formula="of:=[.M31]+[.N31]" table:style-name="ce7">
            <text:p>7</text:p>
          </table:table-cell>
          <table:table-cell office:value-type="float" office:value="8" table:formula="of:=['file:///C:/Users/User/Desktop/SUBPLAN/PORTAL%20DA%20TRANSPAR%CANCIA/PORTARIAS%20SOF/2021/Dezembro/1%20-%20MPF/anexo_I_servidores_2021_ods.ods'#Anexo_1_Tabela_1_Quantitativo_F.T34]+['file:///C:/Users/User/Desktop/SUBPLAN/PORTAL%20DA%20TRANSPAR%CANCIA/PORTARIAS%20SOF/2021/Dezembro/2%20-%20MPM/Anexo-I-tabela-1-Quantitativo_Fisico_Pessoal_Servidores-DAP.ods'#Quantitativo_Fisico_Pessoal.M29]+['file:///C:/Users/User/Desktop/SUBPLAN/PORTAL%20DA%20TRANSPAR%CANCIA/PORTARIAS%20SOF/2021/Dezembro/3%20-%20MPDFT/anexo_i_-_tabela_1.xls'#Quantitativo_Fisico_Pessoal_Ser.M31]+['file:///C:/Users/User/Desktop/SUBPLAN/PORTAL%20DA%20TRANSPAR%CANCIA/PORTARIAS%20SOF/2021/Dezembro/4%20-%20MPT/Anexo_1_Tabela_1_Quantitativo_Servidores_2021_12_MPT.ods'#Anexo_1_Tabela_1_Quantitativo_S.M33]+['file:///C:/Users/User/Desktop/SUBPLAN/PORTAL%20DA%20TRANSPAR%CANCIA/PORTARIAS%20SOF/2021/Dezembro/5%20-%20ESMPU/AnexoIServidoresESMPUDEZ2021.ods'#Quantitativo_Fisico_Pessoal_Ser.M31]" table:style-name="ce6">
            <text:p>8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15" table:formula="of:=['file:///C:/Users/User/Desktop/SUBPLAN/PORTAL%20DA%20TRANSPAR%CANCIA/PORTARIAS%20SOF/2021/Dezembro/1%20-%20MPF/anexo_I_servidores_2021_ods.ods'#Anexo_1_Tabela_1_Quantitativo_F.E35]+['file:///C:/Users/User/Desktop/SUBPLAN/PORTAL%20DA%20TRANSPAR%CANCIA/PORTARIAS%20SOF/2021/Dezembro/2%20-%20MPM/Anexo-I-tabela-1-Quantitativo_Fisico_Pessoal_Servidores-DAP.ods'#Quantitativo_Fisico_Pessoal.E30]+['file:///C:/Users/User/Desktop/SUBPLAN/PORTAL%20DA%20TRANSPAR%CANCIA/PORTARIAS%20SOF/2021/Dezembro/3%20-%20MPDFT/anexo_i_-_tabela_1.xls'#Quantitativo_Fisico_Pessoal_Ser.E32]+['file:///C:/Users/User/Desktop/SUBPLAN/PORTAL%20DA%20TRANSPAR%CANCIA/PORTARIAS%20SOF/2021/Dezembro/4%20-%20MPT/Anexo_1_Tabela_1_Quantitativo_Servidores_2021_12_MPT.ods'#Anexo_1_Tabela_1_Quantitativo_S.E34]+['file:///C:/Users/User/Desktop/SUBPLAN/PORTAL%20DA%20TRANSPAR%CANCIA/PORTARIAS%20SOF/2021/Dezembro/5%20-%20ESMPU/AnexoIServidoresESMPUDEZ2021.ods'#Quantitativo_Fisico_Pessoal_Ser.E32]" table:style-name="ce6">
            <text:p>15</text:p>
          </table:table-cell>
          <table:table-cell office:value-type="float" office:value="7" table:formula="of:=['file:///C:/Users/User/Desktop/SUBPLAN/PORTAL%20DA%20TRANSPAR%CANCIA/PORTARIAS%20SOF/2021/Dezembro/1%20-%20MPF/anexo_I_servidores_2021_ods.ods'#Anexo_1_Tabela_1_Quantitativo_F.H35]+['file:///C:/Users/User/Desktop/SUBPLAN/PORTAL%20DA%20TRANSPAR%CANCIA/PORTARIAS%20SOF/2021/Dezembro/2%20-%20MPM/Anexo-I-tabela-1-Quantitativo_Fisico_Pessoal_Servidores-DAP.ods'#Quantitativo_Fisico_Pessoal.F30]+['file:///C:/Users/User/Desktop/SUBPLAN/PORTAL%20DA%20TRANSPAR%CANCIA/PORTARIAS%20SOF/2021/Dezembro/3%20-%20MPDFT/anexo_i_-_tabela_1.xls'#Quantitativo_Fisico_Pessoal_Ser.F32]+['file:///C:/Users/User/Desktop/SUBPLAN/PORTAL%20DA%20TRANSPAR%CANCIA/PORTARIAS%20SOF/2021/Dezembro/4%20-%20MPT/Anexo_1_Tabela_1_Quantitativo_Servidores_2021_12_MPT.ods'#Anexo_1_Tabela_1_Quantitativo_S.F34]+['file:///C:/Users/User/Desktop/SUBPLAN/PORTAL%20DA%20TRANSPAR%CANCIA/PORTARIAS%20SOF/2021/Dezembro/5%20-%20ESMPU/AnexoIServidoresESMPUDEZ2021.ods'#Quantitativo_Fisico_Pessoal_Ser.F32]" table:style-name="ce6">
            <text:p>7</text:p>
          </table:table-cell>
          <table:table-cell office:value-type="float" office:value="22" table:formula="of:=[.H32]+[.I32]" table:style-name="ce7">
            <text:p>22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Dezembro/1%20-%20MPF/anexo_I_servidores_2021_ods.ods'#Anexo_1_Tabela_1_Quantitativo_F.P35]+['file:///C:/Users/User/Desktop/SUBPLAN/PORTAL%20DA%20TRANSPAR%CANCIA/PORTARIAS%20SOF/2021/Dezembro/2%20-%20MPM/Anexo-I-tabela-1-Quantitativo_Fisico_Pessoal_Servidores-DAP.ods'#Quantitativo_Fisico_Pessoal.J30]+['file:///C:/Users/User/Desktop/SUBPLAN/PORTAL%20DA%20TRANSPAR%CANCIA/PORTARIAS%20SOF/2021/Dezembro/3%20-%20MPDFT/anexo_i_-_tabela_1.xls'#Quantitativo_Fisico_Pessoal_Ser.J32]+['file:///C:/Users/User/Desktop/SUBPLAN/PORTAL%20DA%20TRANSPAR%CANCIA/PORTARIAS%20SOF/2021/Dezembro/4%20-%20MPT/Anexo_1_Tabela_1_Quantitativo_Servidores_2021_12_MPT.ods'#Anexo_1_Tabela_1_Quantitativo_S.J34]+['file:///C:/Users/User/Desktop/SUBPLAN/PORTAL%20DA%20TRANSPAR%CANCIA/PORTARIAS%20SOF/2021/Dezembro/5%20-%20ESMPU/AnexoIServidoresESMPUDEZ2021.ods'#Quantitativo_Fisico_Pessoal_Ser.J32]" table:style-name="ce6">
            <text:p>1</text:p>
          </table:table-cell>
          <table:table-cell office:value-type="float" office:value="3" table:formula="of:=['file:///C:/Users/User/Desktop/SUBPLAN/PORTAL%20DA%20TRANSPAR%CANCIA/PORTARIAS%20SOF/2021/Dezembro/1%20-%20MPF/anexo_I_servidores_2021_ods.ods'#Anexo_1_Tabela_1_Quantitativo_F.Q35]+['file:///C:/Users/User/Desktop/SUBPLAN/PORTAL%20DA%20TRANSPAR%CANCIA/PORTARIAS%20SOF/2021/Dezembro/2%20-%20MPM/Anexo-I-tabela-1-Quantitativo_Fisico_Pessoal_Servidores-DAP.ods'#Quantitativo_Fisico_Pessoal.K30]+['file:///C:/Users/User/Desktop/SUBPLAN/PORTAL%20DA%20TRANSPAR%CANCIA/PORTARIAS%20SOF/2021/Dezembro/3%20-%20MPDFT/anexo_i_-_tabela_1.xls'#Quantitativo_Fisico_Pessoal_Ser.K32]+['file:///C:/Users/User/Desktop/SUBPLAN/PORTAL%20DA%20TRANSPAR%CANCIA/PORTARIAS%20SOF/2021/Dezembro/4%20-%20MPT/Anexo_1_Tabela_1_Quantitativo_Servidores_2021_12_MPT.ods'#Anexo_1_Tabela_1_Quantitativo_S.K34]+['file:///C:/Users/User/Desktop/SUBPLAN/PORTAL%20DA%20TRANSPAR%CANCIA/PORTARIAS%20SOF/2021/Dezembro/5%20-%20ESMPU/AnexoIServidoresESMPUDEZ2021.ods'#Quantitativo_Fisico_Pessoal_Ser.K32]" table:style-name="ce6">
            <text:p>3</text:p>
          </table:table-cell>
          <table:table-cell office:value-type="float" office:value="4" table:formula="of:=[.M32]+[.N32]" table:style-name="ce7">
            <text:p>4</text:p>
          </table:table-cell>
          <table:table-cell office:value-type="float" office:value="3" table:formula="of:=['file:///C:/Users/User/Desktop/SUBPLAN/PORTAL%20DA%20TRANSPAR%CANCIA/PORTARIAS%20SOF/2021/Dezembro/1%20-%20MPF/anexo_I_servidores_2021_ods.ods'#Anexo_1_Tabela_1_Quantitativo_F.T35]+['file:///C:/Users/User/Desktop/SUBPLAN/PORTAL%20DA%20TRANSPAR%CANCIA/PORTARIAS%20SOF/2021/Dezembro/2%20-%20MPM/Anexo-I-tabela-1-Quantitativo_Fisico_Pessoal_Servidores-DAP.ods'#Quantitativo_Fisico_Pessoal.M30]+['file:///C:/Users/User/Desktop/SUBPLAN/PORTAL%20DA%20TRANSPAR%CANCIA/PORTARIAS%20SOF/2021/Dezembro/3%20-%20MPDFT/anexo_i_-_tabela_1.xls'#Quantitativo_Fisico_Pessoal_Ser.M32]+['file:///C:/Users/User/Desktop/SUBPLAN/PORTAL%20DA%20TRANSPAR%CANCIA/PORTARIAS%20SOF/2021/Dezembro/4%20-%20MPT/Anexo_1_Tabela_1_Quantitativo_Servidores_2021_12_MPT.ods'#Anexo_1_Tabela_1_Quantitativo_S.M34]+['file:///C:/Users/User/Desktop/SUBPLAN/PORTAL%20DA%20TRANSPAR%CANCIA/PORTARIAS%20SOF/2021/Dezembro/5%20-%20ESMPU/AnexoIServidoresESMPUDEZ2021.ods'#Quantitativo_Fisico_Pessoal_Ser.M32]" table:style-name="ce6">
            <text:p>3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3" table:style-name="ce16">
            <text:p>A</text:p>
          </table:table-cell>
          <table:covered-table-cell/>
          <table:table-cell office:value-type="string" table:style-name="ce5">
            <text:p>3</text:p>
          </table:table-cell>
          <table:table-cell office:value-type="float" office:value="16" table:formula="of:=['file:///C:/Users/User/Desktop/SUBPLAN/PORTAL%20DA%20TRANSPAR%CANCIA/PORTARIAS%20SOF/2021/Dezembro/1%20-%20MPF/anexo_I_servidores_2021_ods.ods'#Anexo_1_Tabela_1_Quantitativo_F.E36]+['file:///C:/Users/User/Desktop/SUBPLAN/PORTAL%20DA%20TRANSPAR%CANCIA/PORTARIAS%20SOF/2021/Dezembro/2%20-%20MPM/Anexo-I-tabela-1-Quantitativo_Fisico_Pessoal_Servidores-DAP.ods'#Quantitativo_Fisico_Pessoal.E31]+['file:///C:/Users/User/Desktop/SUBPLAN/PORTAL%20DA%20TRANSPAR%CANCIA/PORTARIAS%20SOF/2021/Dezembro/3%20-%20MPDFT/anexo_i_-_tabela_1.xls'#Quantitativo_Fisico_Pessoal_Ser.E33]+['file:///C:/Users/User/Desktop/SUBPLAN/PORTAL%20DA%20TRANSPAR%CANCIA/PORTARIAS%20SOF/2021/Dezembro/4%20-%20MPT/Anexo_1_Tabela_1_Quantitativo_Servidores_2021_12_MPT.ods'#Anexo_1_Tabela_1_Quantitativo_S.E35]+['file:///C:/Users/User/Desktop/SUBPLAN/PORTAL%20DA%20TRANSPAR%CANCIA/PORTARIAS%20SOF/2021/Dezembro/5%20-%20ESMPU/AnexoIServidoresESMPUDEZ2021.ods'#Quantitativo_Fisico_Pessoal_Ser.E33]" table:style-name="ce6">
            <text:p>16</text:p>
          </table:table-cell>
          <table:table-cell office:value-type="float" office:value="70" table:formula="of:=['file:///C:/Users/User/Desktop/SUBPLAN/PORTAL%20DA%20TRANSPAR%CANCIA/PORTARIAS%20SOF/2021/Dezembro/1%20-%20MPF/anexo_I_servidores_2021_ods.ods'#Anexo_1_Tabela_1_Quantitativo_F.H36]+['file:///C:/Users/User/Desktop/SUBPLAN/PORTAL%20DA%20TRANSPAR%CANCIA/PORTARIAS%20SOF/2021/Dezembro/2%20-%20MPM/Anexo-I-tabela-1-Quantitativo_Fisico_Pessoal_Servidores-DAP.ods'#Quantitativo_Fisico_Pessoal.F31]+['file:///C:/Users/User/Desktop/SUBPLAN/PORTAL%20DA%20TRANSPAR%CANCIA/PORTARIAS%20SOF/2021/Dezembro/3%20-%20MPDFT/anexo_i_-_tabela_1.xls'#Quantitativo_Fisico_Pessoal_Ser.F33]+['file:///C:/Users/User/Desktop/SUBPLAN/PORTAL%20DA%20TRANSPAR%CANCIA/PORTARIAS%20SOF/2021/Dezembro/4%20-%20MPT/Anexo_1_Tabela_1_Quantitativo_Servidores_2021_12_MPT.ods'#Anexo_1_Tabela_1_Quantitativo_S.F35]+['file:///C:/Users/User/Desktop/SUBPLAN/PORTAL%20DA%20TRANSPAR%CANCIA/PORTARIAS%20SOF/2021/Dezembro/5%20-%20ESMPU/AnexoIServidoresESMPUDEZ2021.ods'#Quantitativo_Fisico_Pessoal_Ser.F33]" table:style-name="ce6">
            <text:p>70</text:p>
          </table:table-cell>
          <table:table-cell office:value-type="float" office:value="86" table:formula="of:=[.H33]+[.I33]" table:style-name="ce7">
            <text:p>86</text:p>
          </table:table-cell>
          <table:covered-table-cell/>
          <table:covered-table-cell/>
          <table:table-cell office:value-type="float" office:value="3" table:formula="of:=['file:///C:/Users/User/Desktop/SUBPLAN/PORTAL%20DA%20TRANSPAR%CANCIA/PORTARIAS%20SOF/2021/Dezembro/1%20-%20MPF/anexo_I_servidores_2021_ods.ods'#Anexo_1_Tabela_1_Quantitativo_F.P36]+['file:///C:/Users/User/Desktop/SUBPLAN/PORTAL%20DA%20TRANSPAR%CANCIA/PORTARIAS%20SOF/2021/Dezembro/2%20-%20MPM/Anexo-I-tabela-1-Quantitativo_Fisico_Pessoal_Servidores-DAP.ods'#Quantitativo_Fisico_Pessoal.J31]+['file:///C:/Users/User/Desktop/SUBPLAN/PORTAL%20DA%20TRANSPAR%CANCIA/PORTARIAS%20SOF/2021/Dezembro/3%20-%20MPDFT/anexo_i_-_tabela_1.xls'#Quantitativo_Fisico_Pessoal_Ser.J33]+['file:///C:/Users/User/Desktop/SUBPLAN/PORTAL%20DA%20TRANSPAR%CANCIA/PORTARIAS%20SOF/2021/Dezembro/4%20-%20MPT/Anexo_1_Tabela_1_Quantitativo_Servidores_2021_12_MPT.ods'#Anexo_1_Tabela_1_Quantitativo_S.J35]+['file:///C:/Users/User/Desktop/SUBPLAN/PORTAL%20DA%20TRANSPAR%CANCIA/PORTARIAS%20SOF/2021/Dezembro/5%20-%20ESMPU/AnexoIServidoresESMPUDEZ2021.ods'#Quantitativo_Fisico_Pessoal_Ser.J33]" table:style-name="ce6">
            <text:p>3</text:p>
          </table:table-cell>
          <table:table-cell office:value-type="float" office:value="3" table:formula="of:=['file:///C:/Users/User/Desktop/SUBPLAN/PORTAL%20DA%20TRANSPAR%CANCIA/PORTARIAS%20SOF/2021/Dezembro/1%20-%20MPF/anexo_I_servidores_2021_ods.ods'#Anexo_1_Tabela_1_Quantitativo_F.Q36]+['file:///C:/Users/User/Desktop/SUBPLAN/PORTAL%20DA%20TRANSPAR%CANCIA/PORTARIAS%20SOF/2021/Dezembro/2%20-%20MPM/Anexo-I-tabela-1-Quantitativo_Fisico_Pessoal_Servidores-DAP.ods'#Quantitativo_Fisico_Pessoal.K31]+['file:///C:/Users/User/Desktop/SUBPLAN/PORTAL%20DA%20TRANSPAR%CANCIA/PORTARIAS%20SOF/2021/Dezembro/3%20-%20MPDFT/anexo_i_-_tabela_1.xls'#Quantitativo_Fisico_Pessoal_Ser.K33]+['file:///C:/Users/User/Desktop/SUBPLAN/PORTAL%20DA%20TRANSPAR%CANCIA/PORTARIAS%20SOF/2021/Dezembro/4%20-%20MPT/Anexo_1_Tabela_1_Quantitativo_Servidores_2021_12_MPT.ods'#Anexo_1_Tabela_1_Quantitativo_S.K35]+['file:///C:/Users/User/Desktop/SUBPLAN/PORTAL%20DA%20TRANSPAR%CANCIA/PORTARIAS%20SOF/2021/Dezembro/5%20-%20ESMPU/AnexoIServidoresESMPUDEZ2021.ods'#Quantitativo_Fisico_Pessoal_Ser.K33]" table:style-name="ce6">
            <text:p>3</text:p>
          </table:table-cell>
          <table:table-cell office:value-type="float" office:value="6" table:formula="of:=[.M33]+[.N33]" table:style-name="ce7">
            <text:p>6</text:p>
          </table:table-cell>
          <table:table-cell office:value-type="float" office:value="9" table:formula="of:=['file:///C:/Users/User/Desktop/SUBPLAN/PORTAL%20DA%20TRANSPAR%CANCIA/PORTARIAS%20SOF/2021/Dezembro/1%20-%20MPF/anexo_I_servidores_2021_ods.ods'#Anexo_1_Tabela_1_Quantitativo_F.T36]+['file:///C:/Users/User/Desktop/SUBPLAN/PORTAL%20DA%20TRANSPAR%CANCIA/PORTARIAS%20SOF/2021/Dezembro/2%20-%20MPM/Anexo-I-tabela-1-Quantitativo_Fisico_Pessoal_Servidores-DAP.ods'#Quantitativo_Fisico_Pessoal.M31]+['file:///C:/Users/User/Desktop/SUBPLAN/PORTAL%20DA%20TRANSPAR%CANCIA/PORTARIAS%20SOF/2021/Dezembro/3%20-%20MPDFT/anexo_i_-_tabela_1.xls'#Quantitativo_Fisico_Pessoal_Ser.M33]+['file:///C:/Users/User/Desktop/SUBPLAN/PORTAL%20DA%20TRANSPAR%CANCIA/PORTARIAS%20SOF/2021/Dezembro/4%20-%20MPT/Anexo_1_Tabela_1_Quantitativo_Servidores_2021_12_MPT.ods'#Anexo_1_Tabela_1_Quantitativo_S.M35]+['file:///C:/Users/User/Desktop/SUBPLAN/PORTAL%20DA%20TRANSPAR%CANCIA/PORTARIAS%20SOF/2021/Dezembro/5%20-%20ESMPU/AnexoIServidoresESMPUDEZ2021.ods'#Quantitativo_Fisico_Pessoal_Ser.M33]" table:style-name="ce6">
            <text:p>9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0" table:formula="of:=['file:///C:/Users/User/Desktop/SUBPLAN/PORTAL%20DA%20TRANSPAR%CANCIA/PORTARIAS%20SOF/2021/Dezembro/1%20-%20MPF/anexo_I_servidores_2021_ods.ods'#Anexo_1_Tabela_1_Quantitativo_F.E37]+['file:///C:/Users/User/Desktop/SUBPLAN/PORTAL%20DA%20TRANSPAR%CANCIA/PORTARIAS%20SOF/2021/Dezembro/2%20-%20MPM/Anexo-I-tabela-1-Quantitativo_Fisico_Pessoal_Servidores-DAP.ods'#Quantitativo_Fisico_Pessoal.E32]+['file:///C:/Users/User/Desktop/SUBPLAN/PORTAL%20DA%20TRANSPAR%CANCIA/PORTARIAS%20SOF/2021/Dezembro/3%20-%20MPDFT/anexo_i_-_tabela_1.xls'#Quantitativo_Fisico_Pessoal_Ser.E34]+['file:///C:/Users/User/Desktop/SUBPLAN/PORTAL%20DA%20TRANSPAR%CANCIA/PORTARIAS%20SOF/2021/Dezembro/4%20-%20MPT/Anexo_1_Tabela_1_Quantitativo_Servidores_2021_12_MPT.ods'#Anexo_1_Tabela_1_Quantitativo_S.E36]+['file:///C:/Users/User/Desktop/SUBPLAN/PORTAL%20DA%20TRANSPAR%CANCIA/PORTARIAS%20SOF/2021/Dezembro/5%20-%20ESMPU/AnexoIServidoresESMPUDEZ2021.ods'#Quantitativo_Fisico_Pessoal_Ser.E34]" table:style-name="ce6">
            <text:p>0</text:p>
          </table:table-cell>
          <table:table-cell office:value-type="float" office:value="97" table:formula="of:=['file:///C:/Users/User/Desktop/SUBPLAN/PORTAL%20DA%20TRANSPAR%CANCIA/PORTARIAS%20SOF/2021/Dezembro/1%20-%20MPF/anexo_I_servidores_2021_ods.ods'#Anexo_1_Tabela_1_Quantitativo_F.H37]+['file:///C:/Users/User/Desktop/SUBPLAN/PORTAL%20DA%20TRANSPAR%CANCIA/PORTARIAS%20SOF/2021/Dezembro/2%20-%20MPM/Anexo-I-tabela-1-Quantitativo_Fisico_Pessoal_Servidores-DAP.ods'#Quantitativo_Fisico_Pessoal.F32]+['file:///C:/Users/User/Desktop/SUBPLAN/PORTAL%20DA%20TRANSPAR%CANCIA/PORTARIAS%20SOF/2021/Dezembro/3%20-%20MPDFT/anexo_i_-_tabela_1.xls'#Quantitativo_Fisico_Pessoal_Ser.F34]+['file:///C:/Users/User/Desktop/SUBPLAN/PORTAL%20DA%20TRANSPAR%CANCIA/PORTARIAS%20SOF/2021/Dezembro/4%20-%20MPT/Anexo_1_Tabela_1_Quantitativo_Servidores_2021_12_MPT.ods'#Anexo_1_Tabela_1_Quantitativo_S.F36]+['file:///C:/Users/User/Desktop/SUBPLAN/PORTAL%20DA%20TRANSPAR%CANCIA/PORTARIAS%20SOF/2021/Dezembro/5%20-%20ESMPU/AnexoIServidoresESMPUDEZ2021.ods'#Quantitativo_Fisico_Pessoal_Ser.F34]" table:style-name="ce6">
            <text:p>97</text:p>
          </table:table-cell>
          <table:table-cell office:value-type="float" office:value="97" table:formula="of:=[.H34]+[.I34]" table:style-name="ce7">
            <text:p>97</text:p>
          </table:table-cell>
          <table:covered-table-cell/>
          <table:covered-table-cell/>
          <table:table-cell office:value-type="float" office:value="0" table:formula="of:=['file:///C:/Users/User/Desktop/SUBPLAN/PORTAL%20DA%20TRANSPAR%CANCIA/PORTARIAS%20SOF/2021/Dezembro/1%20-%20MPF/anexo_I_servidores_2021_ods.ods'#Anexo_1_Tabela_1_Quantitativo_F.P37]+['file:///C:/Users/User/Desktop/SUBPLAN/PORTAL%20DA%20TRANSPAR%CANCIA/PORTARIAS%20SOF/2021/Dezembro/2%20-%20MPM/Anexo-I-tabela-1-Quantitativo_Fisico_Pessoal_Servidores-DAP.ods'#Quantitativo_Fisico_Pessoal.J32]+['file:///C:/Users/User/Desktop/SUBPLAN/PORTAL%20DA%20TRANSPAR%CANCIA/PORTARIAS%20SOF/2021/Dezembro/3%20-%20MPDFT/anexo_i_-_tabela_1.xls'#Quantitativo_Fisico_Pessoal_Ser.J34]+['file:///C:/Users/User/Desktop/SUBPLAN/PORTAL%20DA%20TRANSPAR%CANCIA/PORTARIAS%20SOF/2021/Dezembro/4%20-%20MPT/Anexo_1_Tabela_1_Quantitativo_Servidores_2021_12_MPT.ods'#Anexo_1_Tabela_1_Quantitativo_S.J36]+['file:///C:/Users/User/Desktop/SUBPLAN/PORTAL%20DA%20TRANSPAR%CANCIA/PORTARIAS%20SOF/2021/Dezembro/5%20-%20ESMPU/AnexoIServidoresESMPUDEZ2021.ods'#Quantitativo_Fisico_Pessoal_Ser.J34]" table:style-name="ce6">
            <text:p>0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Q37]+['file:///C:/Users/User/Desktop/SUBPLAN/PORTAL%20DA%20TRANSPAR%CANCIA/PORTARIAS%20SOF/2021/Dezembro/2%20-%20MPM/Anexo-I-tabela-1-Quantitativo_Fisico_Pessoal_Servidores-DAP.ods'#Quantitativo_Fisico_Pessoal.K32]+['file:///C:/Users/User/Desktop/SUBPLAN/PORTAL%20DA%20TRANSPAR%CANCIA/PORTARIAS%20SOF/2021/Dezembro/3%20-%20MPDFT/anexo_i_-_tabela_1.xls'#Quantitativo_Fisico_Pessoal_Ser.K34]+['file:///C:/Users/User/Desktop/SUBPLAN/PORTAL%20DA%20TRANSPAR%CANCIA/PORTARIAS%20SOF/2021/Dezembro/4%20-%20MPT/Anexo_1_Tabela_1_Quantitativo_Servidores_2021_12_MPT.ods'#Anexo_1_Tabela_1_Quantitativo_S.K36]+['file:///C:/Users/User/Desktop/SUBPLAN/PORTAL%20DA%20TRANSPAR%CANCIA/PORTARIAS%20SOF/2021/Dezembro/5%20-%20ESMPU/AnexoIServidoresESMPUDEZ2021.ods'#Quantitativo_Fisico_Pessoal_Ser.K34]" table:style-name="ce6">
            <text:p>1</text:p>
          </table:table-cell>
          <table:table-cell office:value-type="float" office:value="1" table:formula="of:=[.M34]+[.N34]" table:style-name="ce7">
            <text:p>1</text:p>
          </table:table-cell>
          <table:table-cell office:value-type="float" office:value="3" table:formula="of:=['file:///C:/Users/User/Desktop/SUBPLAN/PORTAL%20DA%20TRANSPAR%CANCIA/PORTARIAS%20SOF/2021/Dezembro/1%20-%20MPF/anexo_I_servidores_2021_ods.ods'#Anexo_1_Tabela_1_Quantitativo_F.T37]+['file:///C:/Users/User/Desktop/SUBPLAN/PORTAL%20DA%20TRANSPAR%CANCIA/PORTARIAS%20SOF/2021/Dezembro/2%20-%20MPM/Anexo-I-tabela-1-Quantitativo_Fisico_Pessoal_Servidores-DAP.ods'#Quantitativo_Fisico_Pessoal.M32]+['file:///C:/Users/User/Desktop/SUBPLAN/PORTAL%20DA%20TRANSPAR%CANCIA/PORTARIAS%20SOF/2021/Dezembro/3%20-%20MPDFT/anexo_i_-_tabela_1.xls'#Quantitativo_Fisico_Pessoal_Ser.M34]+['file:///C:/Users/User/Desktop/SUBPLAN/PORTAL%20DA%20TRANSPAR%CANCIA/PORTARIAS%20SOF/2021/Dezembro/4%20-%20MPT/Anexo_1_Tabela_1_Quantitativo_Servidores_2021_12_MPT.ods'#Anexo_1_Tabela_1_Quantitativo_S.M36]+['file:///C:/Users/User/Desktop/SUBPLAN/PORTAL%20DA%20TRANSPAR%CANCIA/PORTARIAS%20SOF/2021/Dezembro/5%20-%20ESMPU/AnexoIServidoresESMPUDEZ2021.ods'#Quantitativo_Fisico_Pessoal_Ser.M34]" table:style-name="ce6">
            <text:p>3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E38]+['file:///C:/Users/User/Desktop/SUBPLAN/PORTAL%20DA%20TRANSPAR%CANCIA/PORTARIAS%20SOF/2021/Dezembro/2%20-%20MPM/Anexo-I-tabela-1-Quantitativo_Fisico_Pessoal_Servidores-DAP.ods'#Quantitativo_Fisico_Pessoal.E33]+['file:///C:/Users/User/Desktop/SUBPLAN/PORTAL%20DA%20TRANSPAR%CANCIA/PORTARIAS%20SOF/2021/Dezembro/3%20-%20MPDFT/anexo_i_-_tabela_1.xls'#Quantitativo_Fisico_Pessoal_Ser.E35]+['file:///C:/Users/User/Desktop/SUBPLAN/PORTAL%20DA%20TRANSPAR%CANCIA/PORTARIAS%20SOF/2021/Dezembro/4%20-%20MPT/Anexo_1_Tabela_1_Quantitativo_Servidores_2021_12_MPT.ods'#Anexo_1_Tabela_1_Quantitativo_S.E37]+['file:///C:/Users/User/Desktop/SUBPLAN/PORTAL%20DA%20TRANSPAR%CANCIA/PORTARIAS%20SOF/2021/Dezembro/5%20-%20ESMPU/AnexoIServidoresESMPUDEZ2021.ods'#Quantitativo_Fisico_Pessoal_Ser.E35]" table:style-name="ce6">
            <text:p>1</text:p>
          </table:table-cell>
          <table:table-cell office:value-type="float" office:value="9" table:formula="of:=['file:///C:/Users/User/Desktop/SUBPLAN/PORTAL%20DA%20TRANSPAR%CANCIA/PORTARIAS%20SOF/2021/Dezembro/1%20-%20MPF/anexo_I_servidores_2021_ods.ods'#Anexo_1_Tabela_1_Quantitativo_F.H38]+['file:///C:/Users/User/Desktop/SUBPLAN/PORTAL%20DA%20TRANSPAR%CANCIA/PORTARIAS%20SOF/2021/Dezembro/2%20-%20MPM/Anexo-I-tabela-1-Quantitativo_Fisico_Pessoal_Servidores-DAP.ods'#Quantitativo_Fisico_Pessoal.F33]+['file:///C:/Users/User/Desktop/SUBPLAN/PORTAL%20DA%20TRANSPAR%CANCIA/PORTARIAS%20SOF/2021/Dezembro/3%20-%20MPDFT/anexo_i_-_tabela_1.xls'#Quantitativo_Fisico_Pessoal_Ser.F35]+['file:///C:/Users/User/Desktop/SUBPLAN/PORTAL%20DA%20TRANSPAR%CANCIA/PORTARIAS%20SOF/2021/Dezembro/4%20-%20MPT/Anexo_1_Tabela_1_Quantitativo_Servidores_2021_12_MPT.ods'#Anexo_1_Tabela_1_Quantitativo_S.F37]+['file:///C:/Users/User/Desktop/SUBPLAN/PORTAL%20DA%20TRANSPAR%CANCIA/PORTARIAS%20SOF/2021/Dezembro/5%20-%20ESMPU/AnexoIServidoresESMPUDEZ2021.ods'#Quantitativo_Fisico_Pessoal_Ser.F35]" table:style-name="ce6">
            <text:p>9</text:p>
          </table:table-cell>
          <table:table-cell office:value-type="float" office:value="10" table:formula="of:=[.H35]+[.I35]" table:style-name="ce7">
            <text:p>10</text:p>
          </table:table-cell>
          <table:covered-table-cell/>
          <table:covered-table-cell/>
          <table:table-cell office:value-type="float" office:value="1" table:formula="of:=['file:///C:/Users/User/Desktop/SUBPLAN/PORTAL%20DA%20TRANSPAR%CANCIA/PORTARIAS%20SOF/2021/Dezembro/1%20-%20MPF/anexo_I_servidores_2021_ods.ods'#Anexo_1_Tabela_1_Quantitativo_F.P38]+['file:///C:/Users/User/Desktop/SUBPLAN/PORTAL%20DA%20TRANSPAR%CANCIA/PORTARIAS%20SOF/2021/Dezembro/2%20-%20MPM/Anexo-I-tabela-1-Quantitativo_Fisico_Pessoal_Servidores-DAP.ods'#Quantitativo_Fisico_Pessoal.J33]+['file:///C:/Users/User/Desktop/SUBPLAN/PORTAL%20DA%20TRANSPAR%CANCIA/PORTARIAS%20SOF/2021/Dezembro/3%20-%20MPDFT/anexo_i_-_tabela_1.xls'#Quantitativo_Fisico_Pessoal_Ser.J35]+['file:///C:/Users/User/Desktop/SUBPLAN/PORTAL%20DA%20TRANSPAR%CANCIA/PORTARIAS%20SOF/2021/Dezembro/4%20-%20MPT/Anexo_1_Tabela_1_Quantitativo_Servidores_2021_12_MPT.ods'#Anexo_1_Tabela_1_Quantitativo_S.J37]+['file:///C:/Users/User/Desktop/SUBPLAN/PORTAL%20DA%20TRANSPAR%CANCIA/PORTARIAS%20SOF/2021/Dezembro/5%20-%20ESMPU/AnexoIServidoresESMPUDEZ2021.ods'#Quantitativo_Fisico_Pessoal_Ser.J35]" table:style-name="ce6">
            <text:p>1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Q38]+['file:///C:/Users/User/Desktop/SUBPLAN/PORTAL%20DA%20TRANSPAR%CANCIA/PORTARIAS%20SOF/2021/Dezembro/2%20-%20MPM/Anexo-I-tabela-1-Quantitativo_Fisico_Pessoal_Servidores-DAP.ods'#Quantitativo_Fisico_Pessoal.K33]+['file:///C:/Users/User/Desktop/SUBPLAN/PORTAL%20DA%20TRANSPAR%CANCIA/PORTARIAS%20SOF/2021/Dezembro/3%20-%20MPDFT/anexo_i_-_tabela_1.xls'#Quantitativo_Fisico_Pessoal_Ser.K35]+['file:///C:/Users/User/Desktop/SUBPLAN/PORTAL%20DA%20TRANSPAR%CANCIA/PORTARIAS%20SOF/2021/Dezembro/4%20-%20MPT/Anexo_1_Tabela_1_Quantitativo_Servidores_2021_12_MPT.ods'#Anexo_1_Tabela_1_Quantitativo_S.K37]+['file:///C:/Users/User/Desktop/SUBPLAN/PORTAL%20DA%20TRANSPAR%CANCIA/PORTARIAS%20SOF/2021/Dezembro/5%20-%20ESMPU/AnexoIServidoresESMPUDEZ2021.ods'#Quantitativo_Fisico_Pessoal_Ser.K35]" table:style-name="ce6">
            <text:p>1</text:p>
          </table:table-cell>
          <table:table-cell office:value-type="float" office:value="2" table:formula="of:=[.M35]+[.N35]" table:style-name="ce7">
            <text:p>2</text:p>
          </table:table-cell>
          <table:table-cell office:value-type="float" office:value="1" table:formula="of:=['file:///C:/Users/User/Desktop/SUBPLAN/PORTAL%20DA%20TRANSPAR%CANCIA/PORTARIAS%20SOF/2021/Dezembro/1%20-%20MPF/anexo_I_servidores_2021_ods.ods'#Anexo_1_Tabela_1_Quantitativo_F.T38]+['file:///C:/Users/User/Desktop/SUBPLAN/PORTAL%20DA%20TRANSPAR%CANCIA/PORTARIAS%20SOF/2021/Dezembro/2%20-%20MPM/Anexo-I-tabela-1-Quantitativo_Fisico_Pessoal_Servidores-DAP.ods'#Quantitativo_Fisico_Pessoal.M33]+['file:///C:/Users/User/Desktop/SUBPLAN/PORTAL%20DA%20TRANSPAR%CANCIA/PORTARIAS%20SOF/2021/Dezembro/3%20-%20MPDFT/anexo_i_-_tabela_1.xls'#Quantitativo_Fisico_Pessoal_Ser.M35]+['file:///C:/Users/User/Desktop/SUBPLAN/PORTAL%20DA%20TRANSPAR%CANCIA/PORTARIAS%20SOF/2021/Dezembro/4%20-%20MPT/Anexo_1_Tabela_1_Quantitativo_Servidores_2021_12_MPT.ods'#Anexo_1_Tabela_1_Quantitativo_S.M37]+['file:///C:/Users/User/Desktop/SUBPLAN/PORTAL%20DA%20TRANSPAR%CANCIA/PORTARIAS%20SOF/2021/Dezembro/5%20-%20ESMPU/AnexoIServidoresESMPUDEZ2021.ods'#Quantitativo_Fisico_Pessoal_Ser.M35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20"/>
          <table:covered-table-cell/>
          <table:table-cell table:style-name="ce8"/>
          <table:table-cell office:value-type="float" office:value="9029" table:formula="of:=SUM([.H23:.H35])" table:style-name="ce9">
            <text:p>9.029</text:p>
          </table:table-cell>
          <table:table-cell office:value-type="float" office:value="206" table:formula="of:=SUM([.I23:.I35])" table:style-name="ce9">
            <text:p>206</text:p>
          </table:table-cell>
          <table:table-cell office:value-type="float" office:value="9235" table:formula="of:=SUM([.J23:.J35])" table:style-name="ce9">
            <text:p>9.235</text:p>
          </table:table-cell>
          <table:table-cell office:value-type="float" office:value="1796" table:formula="of:=[.K23]" table:style-name="ce9">
            <text:p>1.796</text:p>
          </table:table-cell>
          <table:table-cell office:value-type="float" office:value="11031" table:formula="of:=[.L23]" table:style-name="ce9">
            <text:p>11.031</text:p>
          </table:table-cell>
          <table:table-cell office:value-type="float" office:value="1618" table:formula="of:=SUM([.M23:.M35])" table:style-name="ce9">
            <text:p>1.618</text:p>
          </table:table-cell>
          <table:table-cell office:value-type="float" office:value="490" table:formula="of:=SUM([.N23:.N35])" table:style-name="ce9">
            <text:p>490</text:p>
          </table:table-cell>
          <table:table-cell office:value-type="float" office:value="2108" table:formula="of:=SUM([.O23:.O35])" table:style-name="ce9">
            <text:p>2.108</text:p>
          </table:table-cell>
          <table:table-cell office:value-type="float" office:value="629" table:formula="of:=SUM([.P23:.P35])" table:style-name="ce9">
            <text:p>629</text:p>
          </table:table-cell>
          <table:table-cell table:style-name="ce2"/>
          <table:table-cell table:number-columns-repeated="16367"/>
        </table:table-row>
        <table:table-row table:style-name="ro9"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style-name="ce8"/>
          <table:table-cell office:value-type="float" office:value="13774" table:formula="of:=[.H36]+[.H22]" table:style-name="ce9">
            <text:p>13.774</text:p>
          </table:table-cell>
          <table:table-cell office:value-type="float" office:value="363" table:formula="of:=[.I36]+[.I22]" table:style-name="ce9">
            <text:p>363</text:p>
          </table:table-cell>
          <table:table-cell office:value-type="float" office:value="14137" table:formula="of:=[.J36]+[.J22]" table:style-name="ce9">
            <text:p>14.137</text:p>
          </table:table-cell>
          <table:table-cell office:value-type="float" office:value="4022" table:formula="of:=[.K36]+[.K22]" table:style-name="ce9">
            <text:p>4.022</text:p>
          </table:table-cell>
          <table:table-cell office:value-type="float" office:value="18159" table:formula="of:=[.L22]+[.L36]" table:style-name="ce9">
            <text:p>18.159</text:p>
          </table:table-cell>
          <table:table-cell office:value-type="float" office:value="1988" table:formula="of:=[.M36]+[.M22]" table:style-name="ce9">
            <text:p>1.988</text:p>
          </table:table-cell>
          <table:table-cell office:value-type="float" office:value="557" table:formula="of:=[.N36]+[.N22]" table:style-name="ce9">
            <text:p>557</text:p>
          </table:table-cell>
          <table:table-cell office:value-type="float" office:value="2544" table:formula="of:=[.O36]+[.O22]" table:style-name="ce9">
            <text:p>2.544</text:p>
          </table:table-cell>
          <table:table-cell office:value-type="float" office:value="713" table:formula="of:=[.P36]+[.P22]" table:style-name="ce9">
            <text:p>713</text:p>
          </table:table-cell>
          <table:table-cell table:style-name="ce2"/>
          <table:table-cell table:number-columns-repeated="16367"/>
        </table:table-row>
        <table:table-row table:style-name="ro8">
          <table:table-cell table:style-name="ce10"/>
          <table:table-cell table:number-columns-repeated="16" table:style-name="ce2"/>
          <table:table-cell table:number-columns-repeated="16367"/>
        </table:table-row>
        <table:table-row table:style-name="ro10">
          <table:table-cell office:value-type="string" table:number-columns-spanned="16" table:number-rows-spanned="1" table:style-name="ce22">
            <text:p>OBS: O MPF possui a 1 pessoa a mais na coluna CARGOS VAGOS classificada como N/C (OUTROS).<text:s/></text:p>
          </table:table-cell>
          <table:covered-table-cell table:number-columns-repeated="15"/>
          <table:table-cell table:number-columns-repeated="16368" table:style-name="ce1"/>
        </table:table-row>
        <table:table-row table:style-name="ro4">
          <table:table-cell office:value-type="string" table:style-name="ce2">
            <text:p>Atualização em 24/01/2022</text:p>
          </table:table-cell>
          <table:table-cell table:number-columns-repeated="6" table:style-name="ce2"/>
          <table:table-cell table:style-name="ce11"/>
          <table:table-cell table:number-columns-repeated="16376" table:style-name="ce1"/>
        </table:table-row>
        <table:table-row table:number-rows-repeated="1048536" table:style-name="ro11">
          <table:table-cell table:number-columns-repeated="16384"/>
        </table:table-row>
      </table:table>
      <table:table table:name="'file:///C:/Users/User/Desktop/SUBPLAN/PORTAL%20DA%20TRANSPARÊNCIA/PORTARIAS%20SOF/2021/Dezembro/1%20-%20MPF/anexo_I_servidores_2021_ods.ods'#Anexo_1_Tabela_1_Quantitativo_F" table:style-name="ta2">
        <table:table-source xlink:href="file:///C:/Users/User/Desktop/SUBPLAN/PORTAL%20DA%20TRANSPARÊNCIA/PORTARIAS%20SOF/2021/Dezembro/1%20-%20MPF/anexo_I_servidores_2021_ods.ods" table:table-name="Anexo_1_Tabela_1_Quantitativo_F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4"/>
          <table:table-cell office:value-type="float" office:value="1409"/>
          <table:table-cell table:number-columns-repeated="14"/>
          <table:table-cell office:value-type="float" office:value="37"/>
          <table:table-cell table:number-columns-repeated="16364"/>
        </table:table-row>
        <table:table-row>
          <table:table-cell table:number-columns-repeated="19"/>
          <table:table-cell office:value-type="float" office:value="0"/>
          <table:table-cell table:number-columns-repeated="16364"/>
        </table:table-row>
        <table:table-row>
          <table:table-cell table:number-columns-repeated="19"/>
          <table:table-cell office:value-type="float" office:value="0"/>
          <table:table-cell table:number-columns-repeated="16364"/>
        </table:table-row>
        <table:table-row>
          <table:table-cell table:number-columns-repeated="19"/>
          <table:table-cell office:value-type="float" office:value="1"/>
          <table:table-cell table:number-columns-repeated="16364"/>
        </table:table-row>
        <table:table-row>
          <table:table-cell table:number-columns-repeated="19"/>
          <table:table-cell office:value-type="float" office:value="1"/>
          <table:table-cell table:number-columns-repeated="16364"/>
        </table:table-row>
        <table:table-row>
          <table:table-cell table:number-columns-repeated="19"/>
          <table:table-cell office:value-type="float" office:value="2"/>
          <table:table-cell table:number-columns-repeated="16364"/>
        </table:table-row>
        <table:table-row>
          <table:table-cell table:number-columns-repeated="19"/>
          <table:table-cell office:value-type="float" office:value="2"/>
          <table:table-cell table:number-columns-repeated="16364"/>
        </table:table-row>
        <table:table-row>
          <table:table-cell table:number-columns-repeated="19"/>
          <table:table-cell office:value-type="float" office:value="0"/>
          <table:table-cell table:number-columns-repeated="16364"/>
        </table:table-row>
        <table:table-row>
          <table:table-cell table:number-columns-repeated="19"/>
          <table:table-cell office:value-type="float" office:value="0"/>
          <table:table-cell table:number-columns-repeated="16364"/>
        </table:table-row>
        <table:table-row>
          <table:table-cell table:number-columns-repeated="19"/>
          <table:table-cell office:value-type="float" office:value="4"/>
          <table:table-cell table:number-columns-repeated="16364"/>
        </table:table-row>
        <table:table-row>
          <table:table-cell table:number-columns-repeated="19"/>
          <table:table-cell office:value-type="float" office:value="2"/>
          <table:table-cell table:number-columns-repeated="16364"/>
        </table:table-row>
        <table:table-row>
          <table:table-cell table:number-columns-repeated="19"/>
          <table:table-cell office:value-type="float" office:value="0"/>
          <table:table-cell table:number-columns-repeated="16364"/>
        </table:table-row>
        <table:table-row>
          <table:table-cell table:number-columns-repeated="19"/>
          <table:table-cell office:value-type="float" office:value="0"/>
          <table:table-cell table:number-columns-repeated="16364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3630"/>
          <table:table-cell table:number-columns-repeated="2"/>
          <table:table-cell office:value-type="float" office:value="11"/>
          <table:table-cell table:number-columns-repeated="7"/>
          <table:table-cell office:value-type="float" office:value="1070"/>
          <table:table-cell office:value-type="float" office:value="316"/>
          <table:table-cell table:number-columns-repeated="2"/>
          <table:table-cell office:value-type="float" office:value="391"/>
          <table:table-cell table:number-columns-repeated="16364"/>
        </table:table-row>
        <table:table-row>
          <table:table-cell table:number-columns-repeated="4"/>
          <table:table-cell office:value-type="float" office:value="273"/>
          <table:table-cell table:number-columns-repeated="2"/>
          <table:table-cell office:value-type="float" office:value="1"/>
          <table:table-cell table:number-columns-repeated="7"/>
          <table:table-cell office:value-type="float" office:value="6"/>
          <table:table-cell office:value-type="float" office:value="4"/>
          <table:table-cell table:number-columns-repeated="2"/>
          <table:table-cell office:value-type="float" office:value="4"/>
          <table:table-cell table:number-columns-repeated="16364"/>
        </table:table-row>
        <table:table-row>
          <table:table-cell table:number-columns-repeated="4"/>
          <table:table-cell office:value-type="float" office:value="247"/>
          <table:table-cell table:number-columns-repeated="2"/>
          <table:table-cell office:value-type="float" office:value="0"/>
          <table:table-cell table:number-columns-repeated="7"/>
          <table:table-cell office:value-type="float" office:value="2"/>
          <table:table-cell office:value-type="float" office:value="5"/>
          <table:table-cell table:number-columns-repeated="2"/>
          <table:table-cell office:value-type="float" office:value="7"/>
          <table:table-cell table:number-columns-repeated="16364"/>
        </table:table-row>
        <table:table-row>
          <table:table-cell table:number-columns-repeated="4"/>
          <table:table-cell office:value-type="float" office:value="325"/>
          <table:table-cell table:number-columns-repeated="2"/>
          <table:table-cell office:value-type="float" office:value="0"/>
          <table:table-cell table:number-columns-repeated="7"/>
          <table:table-cell office:value-type="float" office:value="5"/>
          <table:table-cell office:value-type="float" office:value="3"/>
          <table:table-cell table:number-columns-repeated="2"/>
          <table:table-cell office:value-type="float" office:value="5"/>
          <table:table-cell table:number-columns-repeated="16364"/>
        </table:table-row>
        <table:table-row>
          <table:table-cell table:number-columns-repeated="4"/>
          <table:table-cell office:value-type="float" office:value="442"/>
          <table:table-cell table:number-columns-repeated="2"/>
          <table:table-cell office:value-type="float" office:value="0"/>
          <table:table-cell table:number-columns-repeated="7"/>
          <table:table-cell office:value-type="float" office:value="0"/>
          <table:table-cell office:value-type="float" office:value="3"/>
          <table:table-cell table:number-columns-repeated="2"/>
          <table:table-cell office:value-type="float" office:value="3"/>
          <table:table-cell table:number-columns-repeated="16364"/>
        </table:table-row>
        <table:table-row>
          <table:table-cell table:number-columns-repeated="4"/>
          <table:table-cell office:value-type="float" office:value="395"/>
          <table:table-cell table:number-columns-repeated="2"/>
          <table:table-cell office:value-type="float" office:value="1"/>
          <table:table-cell table:number-columns-repeated="7"/>
          <table:table-cell office:value-type="float" office:value="6"/>
          <table:table-cell office:value-type="float" office:value="2"/>
          <table:table-cell table:number-columns-repeated="2"/>
          <table:table-cell office:value-type="float" office:value="2"/>
          <table:table-cell table:number-columns-repeated="16364"/>
        </table:table-row>
        <table:table-row>
          <table:table-cell table:number-columns-repeated="4"/>
          <table:table-cell office:value-type="float" office:value="368"/>
          <table:table-cell table:number-columns-repeated="2"/>
          <table:table-cell office:value-type="float" office:value="0"/>
          <table:table-cell table:number-columns-repeated="7"/>
          <table:table-cell office:value-type="float" office:value="5"/>
          <table:table-cell office:value-type="float" office:value="4"/>
          <table:table-cell table:number-columns-repeated="2"/>
          <table:table-cell office:value-type="float" office:value="5"/>
          <table:table-cell table:number-columns-repeated="16364"/>
        </table:table-row>
        <table:table-row>
          <table:table-cell table:number-columns-repeated="4"/>
          <table:table-cell office:value-type="float" office:value="134"/>
          <table:table-cell table:number-columns-repeated="2"/>
          <table:table-cell office:value-type="float" office:value="0"/>
          <table:table-cell table:number-columns-repeated="7"/>
          <table:table-cell office:value-type="float" office:value="2"/>
          <table:table-cell office:value-type="float" office:value="3"/>
          <table:table-cell table:number-columns-repeated="2"/>
          <table:table-cell office:value-type="float" office:value="4"/>
          <table:table-cell table:number-columns-repeated="16364"/>
        </table:table-row>
        <table:table-row>
          <table:table-cell table:number-columns-repeated="4"/>
          <table:table-cell office:value-type="float" office:value="205"/>
          <table:table-cell table:number-columns-repeated="2"/>
          <table:table-cell office:value-type="float" office:value="10"/>
          <table:table-cell table:number-columns-repeated="7"/>
          <table:table-cell office:value-type="float" office:value="1"/>
          <table:table-cell office:value-type="float" office:value="4"/>
          <table:table-cell table:number-columns-repeated="2"/>
          <table:table-cell office:value-type="float" office:value="8"/>
          <table:table-cell table:number-columns-repeated="16364"/>
        </table:table-row>
        <table:table-row>
          <table:table-cell table:number-columns-repeated="4"/>
          <table:table-cell office:value-type="float" office:value="12"/>
          <table:table-cell table:number-columns-repeated="2"/>
          <table:table-cell office:value-type="float" office:value="7"/>
          <table:table-cell table:number-columns-repeated="7"/>
          <table:table-cell office:value-type="float" office:value="1"/>
          <table:table-cell office:value-type="float" office:value="2"/>
          <table:table-cell table:number-columns-repeated="2"/>
          <table:table-cell office:value-type="float" office:value="2"/>
          <table:table-cell table:number-columns-repeated="16364"/>
        </table:table-row>
        <table:table-row>
          <table:table-cell table:number-columns-repeated="4"/>
          <table:table-cell office:value-type="float" office:value="11"/>
          <table:table-cell table:number-columns-repeated="2"/>
          <table:table-cell office:value-type="float" office:value="52"/>
          <table:table-cell table:number-columns-repeated="7"/>
          <table:table-cell office:value-type="float" office:value="2"/>
          <table:table-cell office:value-type="float" office:value="2"/>
          <table:table-cell table:number-columns-repeated="2"/>
          <table:table-cell office:value-type="float" office:value="6"/>
          <table:table-cell table:number-columns-repeated="16364"/>
        </table:table-row>
        <table:table-row>
          <table:table-cell table:number-columns-repeated="4"/>
          <table:table-cell office:value-type="float" office:value="0"/>
          <table:table-cell table:number-columns-repeated="2"/>
          <table:table-cell office:value-type="float" office:value="63"/>
          <table:table-cell table:number-columns-repeated="7"/>
          <table:table-cell office:value-type="float" office:value="0"/>
          <table:table-cell office:value-type="float" office:value="0"/>
          <table:table-cell table:number-columns-repeated="2"/>
          <table:table-cell office:value-type="float" office:value="0"/>
          <table:table-cell table:number-columns-repeated="16364"/>
        </table:table-row>
        <table:table-row>
          <table:table-cell table:number-columns-repeated="4"/>
          <table:table-cell office:value-type="float" office:value="1"/>
          <table:table-cell table:number-columns-repeated="2"/>
          <table:table-cell office:value-type="float" office:value="6"/>
          <table:table-cell table:number-columns-repeated="7"/>
          <table:table-cell office:value-type="float" office:value="1"/>
          <table:table-cell office:value-type="float" office:value="1"/>
          <table:table-cell table:number-columns-repeated="2"/>
          <table:table-cell office:value-type="float" office:value="1"/>
          <table:table-cell table:number-columns-repeated="16364"/>
        </table:table-row>
        <table:table-row>
          <table:table-cell table:number-columns-repeated="16384"/>
        </table:table-row>
        <table:table-row>
          <table:table-cell table:number-columns-repeated="11"/>
          <table:table-cell office:value-type="float" office:value="640"/>
          <table:table-cell table:number-columns-repeated="16372"/>
        </table:table-row>
        <table:table-row table:number-rows-repeated="1048536">
          <table:table-cell table:number-columns-repeated="16372"/>
        </table:table-row>
      </table:table>
      <table:table table:name="'file:///C:/Users/User/Desktop/SUBPLAN/PORTAL%20DA%20TRANSPARÊNCIA/PORTARIAS%20SOF/2021/Dezembro/1%20-%20MPF/anexo_I_servidores_2021_ods.ods'#Mozart_Reports" table:style-name="ta2">
        <table:table-source xlink:href="file:///C:/Users/User/Desktop/SUBPLAN/PORTAL%20DA%20TRANSPARÊNCIA/PORTARIAS%20SOF/2021/Dezembro/1%20-%20MPF/anexo_I_servidores_2021_ods.ods" table:table-name="Mozart_Repor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User/Desktop/SUBPLAN/PORTAL%20DA%20TRANSPARÊNCIA/PORTARIAS%20SOF/2021/Dezembro/2%20-%20MPM/Anexo-I-tabela-1-Quantitativo_Fisico_Pessoal_Servidores-DAP.ods'#Quantitativo_Fisico_Pessoal" table:style-name="ta2">
        <table:table-source xlink:href="file:///C:/Users/User/Desktop/SUBPLAN/PORTAL%20DA%20TRANSPARÊNCIA/PORTARIAS%20SOF/2021/Dezembro/2%20-%20MPM/Anexo-I-tabela-1-Quantitativo_Fisico_Pessoal_Servidores-DAP.ods" table:table-name="Quantitativo_Fisico_Pessoal" table:mode="copy-results-only"/>
        <table:table-column/>
        <table:table-row table:number-rows-repeated="6">
          <table:table-cell table:number-columns-repeated="16384"/>
        </table:table-row>
        <table:table-row>
          <table:table-cell table:number-columns-repeated="4"/>
          <table:table-cell office:value-type="float" office:value="90"/>
          <table:table-cell table:number-columns-repeated="7"/>
          <table:table-cell office:value-type="float" office:value="2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1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1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6384"/>
        </table:table-row>
        <table:table-row>
          <table:table-cell table:number-columns-repeated="4"/>
          <table:table-cell office:value-type="float" office:value="246"/>
          <table:table-cell office:value-type="float" office:value="0"/>
          <table:table-cell table:number-columns-repeated="3"/>
          <table:table-cell office:value-type="float" office:value="75"/>
          <table:table-cell office:value-type="float" office:value="15"/>
          <table:table-cell/>
          <table:table-cell office:value-type="float" office:value="20"/>
          <table:table-cell table:number-columns-repeated="16371"/>
        </table:table-row>
        <table:table-row>
          <table:table-cell table:number-columns-repeated="4"/>
          <table:table-cell office:value-type="float" office:value="7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2"/>
          <table:table-cell table:number-columns-repeated="16371"/>
        </table:table-row>
        <table:table-row>
          <table:table-cell table:number-columns-repeated="4"/>
          <table:table-cell office:value-type="float" office:value="6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4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7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6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1"/>
          <table:table-cell/>
          <table:table-cell office:value-type="float" office:value="3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31"/>
          <table:table-cell table:number-columns-repeated="16376"/>
        </table:table-row>
        <table:table-row table:number-rows-repeated="1048542">
          <table:table-cell table:number-columns-repeated="16376"/>
        </table:table-row>
      </table:table>
      <table:table table:name="'file:///C:/Users/User/Desktop/SUBPLAN/PORTAL%20DA%20TRANSPARÊNCIA/PORTARIAS%20SOF/2021/Dezembro/3%20-%20MPDFT/anexo_i_-_tabela_1.xls'#Quantitativo_Fisico_Pessoal_Ser" table:style-name="ta2">
        <table:table-source xlink:href="file:///C:/Users/User/Desktop/SUBPLAN/PORTAL%20DA%20TRANSPARÊNCIA/PORTARIAS%20SOF/2021/Dezembro/3%20-%20MPDFT/anexo_i_-_tabela_1.xls" table:table-name="Quantitativo_Fisico_Pessoal_Ser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1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1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6384"/>
        </table:table-row>
        <table:table-row>
          <table:table-cell table:number-columns-repeated="4"/>
          <table:table-cell office:value-type="float" office:value="500"/>
          <table:table-cell office:value-type="float" office:value="0"/>
          <table:table-cell table:number-columns-repeated="3"/>
          <table:table-cell office:value-type="float" office:value="111"/>
          <table:table-cell office:value-type="float" office:value="29"/>
          <table:table-cell/>
          <table:table-cell office:value-type="float" office:value="41"/>
          <table:table-cell table:number-columns-repeated="16371"/>
        </table:table-row>
        <table:table-row>
          <table:table-cell table:number-columns-repeated="4"/>
          <table:table-cell office:value-type="float" office:value="2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66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07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69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2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6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12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21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61"/>
          <table:table-cell table:number-columns-repeated="16376"/>
        </table:table-row>
        <table:table-row table:number-rows-repeated="1048540">
          <table:table-cell table:number-columns-repeated="16376"/>
        </table:table-row>
      </table:table>
      <table:table table:name="'file:///C:/Users/User/Desktop/SUBPLAN/PORTAL%20DA%20TRANSPARÊNCIA/PORTARIAS%20SOF/2021/Dezembro/4%20-%20MPT/Anexo_1_Tabela_1_Quantitativo_Servidores_2021_12_MPT.ods'#Anexo_1_Tabela_1_Quantitativo_S" table:style-name="ta2">
        <table:table-source xlink:href="file:///C:/Users/User/Desktop/SUBPLAN/PORTAL%20DA%20TRANSPARÊNCIA/PORTARIAS%20SOF/2021/Dezembro/4%20-%20MPT/Anexo_1_Tabela_1_Quantitativo_Servidores_2021_12_MPT.ods" table:table-name="Anexo_1_Tabela_1_Quantitativo_S" table:mode="copy-results-only"/>
        <table:table-column/>
        <table:table-row table:number-rows-repeated="10">
          <table:table-cell table:number-columns-repeated="16384"/>
        </table:table-row>
        <table:table-row>
          <table:table-cell table:number-columns-repeated="4"/>
          <table:table-cell office:value-type="float" office:value="627"/>
          <table:table-cell table:number-columns-repeated="7"/>
          <table:table-cell office:value-type="float" office:value="24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1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1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3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6384"/>
        </table:table-row>
        <table:table-row>
          <table:table-cell table:number-columns-repeated="4"/>
          <table:table-cell office:value-type="float" office:value="859"/>
          <table:table-cell office:value-type="float" office:value="0"/>
          <table:table-cell table:number-columns-repeated="3"/>
          <table:table-cell office:value-type="float" office:value="320"/>
          <table:table-cell office:value-type="float" office:value="88"/>
          <table:table-cell/>
          <table:table-cell office:value-type="float" office:value="113"/>
          <table:table-cell table:number-columns-repeated="16371"/>
        </table:table-row>
        <table:table-row>
          <table:table-cell table:number-columns-repeated="4"/>
          <table:table-cell office:value-type="float" office:value="72"/>
          <table:table-cell office:value-type="float" office:value="0"/>
          <table:table-cell table:number-columns-repeated="3"/>
          <table:table-cell office:value-type="float" office:value="2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77"/>
          <table:table-cell office:value-type="float" office:value="0"/>
          <table:table-cell table:number-columns-repeated="3"/>
          <table:table-cell office:value-type="float" office:value="2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08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27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2"/>
          <table:table-cell/>
          <table:table-cell office:value-type="float" office:value="4"/>
          <table:table-cell table:number-columns-repeated="16371"/>
        </table:table-row>
        <table:table-row>
          <table:table-cell table:number-columns-repeated="4"/>
          <table:table-cell office:value-type="float" office:value="103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29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2"/>
          <table:table-cell/>
          <table:table-cell office:value-type="float" office:value="3"/>
          <table:table-cell table:number-columns-repeated="16371"/>
        </table:table-row>
        <table:table-row>
          <table:table-cell table:number-columns-repeated="4"/>
          <table:table-cell office:value-type="float" office:value="49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80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"/>
          <table:table-cell office:value-type="float" office:value="6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13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3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3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961"/>
          <table:table-cell table:number-columns-repeated="16376"/>
        </table:table-row>
        <table:table-row table:number-rows-repeated="1048538">
          <table:table-cell table:number-columns-repeated="16376"/>
        </table:table-row>
      </table:table>
      <table:table table:name="'file:///C:/Users/User/Desktop/SUBPLAN/PORTAL%20DA%20TRANSPARÊNCIA/PORTARIAS%20SOF/2021/Dezembro/5%20-%20ESMPU/AnexoIServidoresESMPUDEZ2021.ods'#Quantitativo_Fisico_Pessoal_Ser" table:style-name="ta2">
        <table:table-source xlink:href="file:///C:/Users/User/Desktop/SUBPLAN/PORTAL%20DA%20TRANSPARÊNCIA/PORTARIAS%20SOF/2021/Dezembro/5%20-%20ESMPU/AnexoIServidoresESMPUDEZ2021.ods" table:table-name="Quantitativo_Fisico_Pessoal_Ser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table:number-columns-repeated="7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2"/>
          <table:table-cell office:value-type="float" office:value="0"/>
          <table:table-cell table:number-columns-repeated="16371"/>
        </table:table-row>
        <table:table-row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7"/>
          <table:table-cell office:value-type="float" office:value="103"/>
          <table:table-cell table:number-columns-repeated="16376"/>
        </table:table-row>
        <table:table-row table:number-rows-repeated="1048540">
          <table:table-cell table:number-columns-repeated="16376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22">
      <number:month number:textual="true"/>
      <number:text>/</number:text>
      <number:year/>
    </number:date-style>
    <number:number-style style:name="N36P0">
      <number:number number:decimal-places="0" number:min-decimal-places="0" number:min-integer-digits="1" number:grouping="true"/>
    </number:number-style>
    <number:number-style style:name="N36"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Monica de Morais Pimentel Abbad Silveira</meta:initial-creator>
    <dc:creator>User</dc:creator>
    <meta:creation-date>2015-10-02T19:20:45Z</meta:creation-date>
    <dc:date>2022-03-15T18:12:33Z</dc:date>
    <meta:print-date>2016-05-19T15:31:24Z</meta:print-date>
  </office:meta>
</office:document-meta>
</file>